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ngle Decompo" table:style-name="ta1">
        <table:shapes>
          <draw:frame draw:z-index="0" draw:style-name="gr1" draw:text-style-name="P1" svg:width="785.23pt" svg:height="471.91pt" svg:x="415.28pt" svg:y="69.62pt">
            <loext:p draw:notify-on-update-of-ranges="'Single Decompo'.A4:'Single Decompo'.A173 'Single Decompo'.B3:'Single Decompo'.B3 'Single Decompo'.B4:'Single Decompo'.B173 'Single Decompo'.C3:'Single Decompo'.C3 'Single Decompo'.C4:'Single Decompo'.C173 'Single Decompo'.D3:'Single Decompo'.D3 'Single Decompo'.D4:'Single Decompo'.D1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aring the single decomposition convergnece, with overlapping</text:p>
          </table:table-cell>
          <table:table-cell table:number-columns-repeated="4"/>
          <table:table-cell office:value-type="string" calcext:value-type="string">
            <text:p>Data : 20-48-eq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verlapping</text:p>
          </table:table-cell>
          <table:table-cell office:value-type="string" calcext:value-type="string">
            <text:p>with inequali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0672" calcext:value-type="float">
            <text:p>920672</text:p>
          </table:table-cell>
          <table:table-cell table:style-name="ce1" office:value-type="float" office:value="1166360" calcext:value-type="float">
            <text:p>1.17E+06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6993" calcext:value-type="float">
            <text:p>786993</text:p>
          </table:table-cell>
          <table:table-cell table:style-name="ce1" office:value-type="float" office:value="1067340" calcext:value-type="float">
            <text:p>1.07E+06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2545" calcext:value-type="float">
            <text:p>702545</text:p>
          </table:table-cell>
          <table:table-cell table:style-name="ce1" office:value-type="float" office:value="1006490" calcext:value-type="float">
            <text:p>1.01E+06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5336" calcext:value-type="float">
            <text:p>665336</text:p>
          </table:table-cell>
          <table:table-cell office:value-type="float" office:value="967374" calcext:value-type="float">
            <text:p>967374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1803" calcext:value-type="float">
            <text:p>581803</text:p>
          </table:table-cell>
          <table:table-cell office:value-type="float" office:value="806171" calcext:value-type="float">
            <text:p>806171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6779" calcext:value-type="float">
            <text:p>566779</text:p>
          </table:table-cell>
          <table:table-cell office:value-type="float" office:value="676569" calcext:value-type="float">
            <text:p>676569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9496" calcext:value-type="float">
            <text:p>549496</text:p>
          </table:table-cell>
          <table:table-cell office:value-type="float" office:value="584565" calcext:value-type="float">
            <text:p>584565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1473" calcext:value-type="float">
            <text:p>531473</text:p>
          </table:table-cell>
          <table:table-cell office:value-type="float" office:value="561149" calcext:value-type="float">
            <text:p>561149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6445" calcext:value-type="float">
            <text:p>526445</text:p>
          </table:table-cell>
          <table:table-cell office:value-type="float" office:value="548652" calcext:value-type="float">
            <text:p>548652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2809" calcext:value-type="float">
            <text:p>522809</text:p>
          </table:table-cell>
          <table:table-cell office:value-type="float" office:value="543582" calcext:value-type="float">
            <text:p>543582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9546" calcext:value-type="float">
            <text:p>519546</text:p>
          </table:table-cell>
          <table:table-cell office:value-type="float" office:value="535762" calcext:value-type="float">
            <text:p>535762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7819" calcext:value-type="float">
            <text:p>517819</text:p>
          </table:table-cell>
          <table:table-cell office:value-type="float" office:value="530960" calcext:value-type="float">
            <text:p>530960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5213" calcext:value-type="float">
            <text:p>515213</text:p>
          </table:table-cell>
          <table:table-cell office:value-type="float" office:value="526849" calcext:value-type="float">
            <text:p>526849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3182" calcext:value-type="float">
            <text:p>513182</text:p>
          </table:table-cell>
          <table:table-cell office:value-type="float" office:value="525036" calcext:value-type="float">
            <text:p>525036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945" calcext:value-type="float">
            <text:p>509945</text:p>
          </table:table-cell>
          <table:table-cell office:value-type="float" office:value="523049" calcext:value-type="float">
            <text:p>523049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7008" calcext:value-type="float">
            <text:p>507008</text:p>
          </table:table-cell>
          <table:table-cell office:value-type="float" office:value="521681" calcext:value-type="float">
            <text:p>521681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6404" calcext:value-type="float">
            <text:p>506404</text:p>
          </table:table-cell>
          <table:table-cell office:value-type="float" office:value="520158" calcext:value-type="float">
            <text:p>520158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6017" calcext:value-type="float">
            <text:p>506017</text:p>
          </table:table-cell>
          <table:table-cell office:value-type="float" office:value="518789" calcext:value-type="float">
            <text:p>518789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4447" calcext:value-type="float">
            <text:p>504447</text:p>
          </table:table-cell>
          <table:table-cell office:value-type="float" office:value="517554" calcext:value-type="float">
            <text:p>517554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2849" calcext:value-type="float">
            <text:p>502849</text:p>
          </table:table-cell>
          <table:table-cell office:value-type="float" office:value="516841" calcext:value-type="float">
            <text:p>516841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2362" calcext:value-type="float">
            <text:p>502362</text:p>
          </table:table-cell>
          <table:table-cell office:value-type="float" office:value="516226" calcext:value-type="float">
            <text:p>516226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1256" calcext:value-type="float">
            <text:p>501256</text:p>
          </table:table-cell>
          <table:table-cell office:value-type="float" office:value="515687" calcext:value-type="float">
            <text:p>515687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871" calcext:value-type="float">
            <text:p>500871</text:p>
          </table:table-cell>
          <table:table-cell office:value-type="float" office:value="514825" calcext:value-type="float">
            <text:p>514825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932" calcext:value-type="float">
            <text:p>499932</text:p>
          </table:table-cell>
          <table:table-cell office:value-type="float" office:value="514311" calcext:value-type="float">
            <text:p>514311</text:p>
          </table:table-cell>
          <table:table-cell table:number-columns-repeated="2" table:style-name="ce1" office:value-type="float" office:value="122633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731" calcext:value-type="float">
            <text:p>499731</text:p>
          </table:table-cell>
          <table:table-cell office:value-type="float" office:value="513796" calcext:value-type="float">
            <text:p>513796</text:p>
          </table:table-cell>
          <table:table-cell office:value-type="float" office:value="812466" calcext:value-type="float">
            <text:p>812466</text:p>
          </table:table-cell>
          <table:table-cell table:style-name="ce1" office:value-type="float" office:value="1183320" calcext:value-type="float">
            <text:p>1.18E+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697" calcext:value-type="float">
            <text:p>499697</text:p>
          </table:table-cell>
          <table:table-cell office:value-type="float" office:value="513390" calcext:value-type="float">
            <text:p>513390</text:p>
          </table:table-cell>
          <table:table-cell office:value-type="float" office:value="721381" calcext:value-type="float">
            <text:p>721381</text:p>
          </table:table-cell>
          <table:table-cell table:style-name="ce1" office:value-type="float" office:value="1183320" calcext:value-type="float">
            <text:p>1.18E+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8555" calcext:value-type="float">
            <text:p>498555</text:p>
          </table:table-cell>
          <table:table-cell office:value-type="float" office:value="512872" calcext:value-type="float">
            <text:p>512872</text:p>
          </table:table-cell>
          <table:table-cell office:value-type="float" office:value="666035" calcext:value-type="float">
            <text:p>666035</text:p>
          </table:table-cell>
          <table:table-cell table:style-name="ce1" office:value-type="float" office:value="1171020" calcext:value-type="float">
            <text:p>1.17E+0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8130" calcext:value-type="float">
            <text:p>498130</text:p>
          </table:table-cell>
          <table:table-cell office:value-type="float" office:value="512367" calcext:value-type="float">
            <text:p>512367</text:p>
          </table:table-cell>
          <table:table-cell office:value-type="float" office:value="626895" calcext:value-type="float">
            <text:p>626895</text:p>
          </table:table-cell>
          <table:table-cell table:style-name="ce1" office:value-type="float" office:value="1143760" calcext:value-type="float">
            <text:p>1.14E+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8057" calcext:value-type="float">
            <text:p>498057</text:p>
          </table:table-cell>
          <table:table-cell office:value-type="float" office:value="511803" calcext:value-type="float">
            <text:p>511803</text:p>
          </table:table-cell>
          <table:table-cell office:value-type="float" office:value="607456" calcext:value-type="float">
            <text:p>607456</text:p>
          </table:table-cell>
          <table:table-cell table:style-name="ce1" office:value-type="float" office:value="1143140" calcext:value-type="float">
            <text:p>1.14E+0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7744" calcext:value-type="float">
            <text:p>497744</text:p>
          </table:table-cell>
          <table:table-cell office:value-type="float" office:value="511571" calcext:value-type="float">
            <text:p>511571</text:p>
          </table:table-cell>
          <table:table-cell office:value-type="float" office:value="594428" calcext:value-type="float">
            <text:p>594428</text:p>
          </table:table-cell>
          <table:table-cell table:style-name="ce1" office:value-type="float" office:value="1112870" calcext:value-type="float">
            <text:p>1.11E+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6764" calcext:value-type="float">
            <text:p>496764</text:p>
          </table:table-cell>
          <table:table-cell office:value-type="float" office:value="511176" calcext:value-type="float">
            <text:p>511176</text:p>
          </table:table-cell>
          <table:table-cell office:value-type="float" office:value="582610" calcext:value-type="float">
            <text:p>582610</text:p>
          </table:table-cell>
          <table:table-cell table:style-name="ce1" office:value-type="float" office:value="1080510" calcext:value-type="float">
            <text:p>1.08E+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6280" calcext:value-type="float">
            <text:p>496280</text:p>
          </table:table-cell>
          <table:table-cell office:value-type="float" office:value="510679" calcext:value-type="float">
            <text:p>510679</text:p>
          </table:table-cell>
          <table:table-cell office:value-type="float" office:value="574575" calcext:value-type="float">
            <text:p>574575</text:p>
          </table:table-cell>
          <table:table-cell table:style-name="ce1" office:value-type="float" office:value="1042000" calcext:value-type="float">
            <text:p>1.04E+0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5906" calcext:value-type="float">
            <text:p>495906</text:p>
          </table:table-cell>
          <table:table-cell office:value-type="float" office:value="510199" calcext:value-type="float">
            <text:p>510199</text:p>
          </table:table-cell>
          <table:table-cell office:value-type="float" office:value="566869" calcext:value-type="float">
            <text:p>566869</text:p>
          </table:table-cell>
          <table:table-cell table:style-name="ce1" office:value-type="float" office:value="1002010" calcext:value-type="float">
            <text:p>1.00E+0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249" calcext:value-type="float">
            <text:p>495249</text:p>
          </table:table-cell>
          <table:table-cell office:value-type="float" office:value="509914" calcext:value-type="float">
            <text:p>509914</text:p>
          </table:table-cell>
          <table:table-cell office:value-type="float" office:value="562108" calcext:value-type="float">
            <text:p>562108</text:p>
          </table:table-cell>
          <table:table-cell office:value-type="float" office:value="965692" calcext:value-type="float">
            <text:p>965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5042" calcext:value-type="float">
            <text:p>495042</text:p>
          </table:table-cell>
          <table:table-cell office:value-type="float" office:value="509559" calcext:value-type="float">
            <text:p>509559</text:p>
          </table:table-cell>
          <table:table-cell office:value-type="float" office:value="558174" calcext:value-type="float">
            <text:p>558174</text:p>
          </table:table-cell>
          <table:table-cell office:value-type="float" office:value="936343" calcext:value-type="float">
            <text:p>9363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4686" calcext:value-type="float">
            <text:p>494686</text:p>
          </table:table-cell>
          <table:table-cell office:value-type="float" office:value="509218" calcext:value-type="float">
            <text:p>509218</text:p>
          </table:table-cell>
          <table:table-cell office:value-type="float" office:value="554863" calcext:value-type="float">
            <text:p>554863</text:p>
          </table:table-cell>
          <table:table-cell office:value-type="float" office:value="903657" calcext:value-type="float">
            <text:p>90365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4183" calcext:value-type="float">
            <text:p>494183</text:p>
          </table:table-cell>
          <table:table-cell office:value-type="float" office:value="509054" calcext:value-type="float">
            <text:p>509054</text:p>
          </table:table-cell>
          <table:table-cell office:value-type="float" office:value="551838" calcext:value-type="float">
            <text:p>551838</text:p>
          </table:table-cell>
          <table:table-cell office:value-type="float" office:value="865299" calcext:value-type="float">
            <text:p>86529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4090" calcext:value-type="float">
            <text:p>494090</text:p>
          </table:table-cell>
          <table:table-cell office:value-type="float" office:value="508720" calcext:value-type="float">
            <text:p>508720</text:p>
          </table:table-cell>
          <table:table-cell office:value-type="float" office:value="548798" calcext:value-type="float">
            <text:p>548798</text:p>
          </table:table-cell>
          <table:table-cell office:value-type="float" office:value="837601" calcext:value-type="float">
            <text:p>83760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4079" calcext:value-type="float">
            <text:p>494079</text:p>
          </table:table-cell>
          <table:table-cell office:value-type="float" office:value="508578" calcext:value-type="float">
            <text:p>508578</text:p>
          </table:table-cell>
          <table:table-cell office:value-type="float" office:value="546323" calcext:value-type="float">
            <text:p>546323</text:p>
          </table:table-cell>
          <table:table-cell office:value-type="float" office:value="810375" calcext:value-type="float">
            <text:p>8103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3921" calcext:value-type="float">
            <text:p>493921</text:p>
          </table:table-cell>
          <table:table-cell office:value-type="float" office:value="508297" calcext:value-type="float">
            <text:p>508297</text:p>
          </table:table-cell>
          <table:table-cell office:value-type="float" office:value="544552" calcext:value-type="float">
            <text:p>544552</text:p>
          </table:table-cell>
          <table:table-cell office:value-type="float" office:value="785144" calcext:value-type="float">
            <text:p>78514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3734" calcext:value-type="float">
            <text:p>493734</text:p>
          </table:table-cell>
          <table:table-cell office:value-type="float" office:value="508231" calcext:value-type="float">
            <text:p>508231</text:p>
          </table:table-cell>
          <table:table-cell office:value-type="float" office:value="542654" calcext:value-type="float">
            <text:p>542654</text:p>
          </table:table-cell>
          <table:table-cell office:value-type="float" office:value="764926" calcext:value-type="float">
            <text:p>76492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3657" calcext:value-type="float">
            <text:p>493657</text:p>
          </table:table-cell>
          <table:table-cell office:value-type="float" office:value="508124" calcext:value-type="float">
            <text:p>508124</text:p>
          </table:table-cell>
          <table:table-cell office:value-type="float" office:value="541185" calcext:value-type="float">
            <text:p>541185</text:p>
          </table:table-cell>
          <table:table-cell office:value-type="float" office:value="745214" calcext:value-type="float">
            <text:p>74521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3642" calcext:value-type="float">
            <text:p>493642</text:p>
          </table:table-cell>
          <table:table-cell office:value-type="float" office:value="508030" calcext:value-type="float">
            <text:p>508030</text:p>
          </table:table-cell>
          <table:table-cell office:value-type="float" office:value="539728" calcext:value-type="float">
            <text:p>539728</text:p>
          </table:table-cell>
          <table:table-cell office:value-type="float" office:value="728352" calcext:value-type="float">
            <text:p>7283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3534" calcext:value-type="float">
            <text:p>493534</text:p>
          </table:table-cell>
          <table:table-cell office:value-type="float" office:value="507809" calcext:value-type="float">
            <text:p>507809</text:p>
          </table:table-cell>
          <table:table-cell office:value-type="float" office:value="537931" calcext:value-type="float">
            <text:p>537931</text:p>
          </table:table-cell>
          <table:table-cell office:value-type="float" office:value="713935" calcext:value-type="float">
            <text:p>71393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3445" calcext:value-type="float">
            <text:p>493445</text:p>
          </table:table-cell>
          <table:table-cell office:value-type="float" office:value="507661" calcext:value-type="float">
            <text:p>507661</text:p>
          </table:table-cell>
          <table:table-cell office:value-type="float" office:value="536291" calcext:value-type="float">
            <text:p>536291</text:p>
          </table:table-cell>
          <table:table-cell office:value-type="float" office:value="697497" calcext:value-type="float">
            <text:p>69749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3398" calcext:value-type="float">
            <text:p>493398</text:p>
          </table:table-cell>
          <table:table-cell office:value-type="float" office:value="507561" calcext:value-type="float">
            <text:p>507561</text:p>
          </table:table-cell>
          <table:table-cell office:value-type="float" office:value="534794" calcext:value-type="float">
            <text:p>534794</text:p>
          </table:table-cell>
          <table:table-cell office:value-type="float" office:value="683032" calcext:value-type="float">
            <text:p>68303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3389" calcext:value-type="float">
            <text:p>493389</text:p>
          </table:table-cell>
          <table:table-cell office:value-type="float" office:value="507549" calcext:value-type="float">
            <text:p>507549</text:p>
          </table:table-cell>
          <table:table-cell office:value-type="float" office:value="533530" calcext:value-type="float">
            <text:p>533530</text:p>
          </table:table-cell>
          <table:table-cell office:value-type="float" office:value="667817" calcext:value-type="float">
            <text:p>66781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3195" calcext:value-type="float">
            <text:p>493195</text:p>
          </table:table-cell>
          <table:table-cell office:value-type="float" office:value="507451" calcext:value-type="float">
            <text:p>507451</text:p>
          </table:table-cell>
          <table:table-cell office:value-type="float" office:value="532296" calcext:value-type="float">
            <text:p>532296</text:p>
          </table:table-cell>
          <table:table-cell office:value-type="float" office:value="654977" calcext:value-type="float">
            <text:p>65497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3171" calcext:value-type="float">
            <text:p>493171</text:p>
          </table:table-cell>
          <table:table-cell office:value-type="float" office:value="507375" calcext:value-type="float">
            <text:p>507375</text:p>
          </table:table-cell>
          <table:table-cell office:value-type="float" office:value="531243" calcext:value-type="float">
            <text:p>531243</text:p>
          </table:table-cell>
          <table:table-cell office:value-type="float" office:value="643046" calcext:value-type="float">
            <text:p>64304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3129" calcext:value-type="float">
            <text:p>493129</text:p>
          </table:table-cell>
          <table:table-cell office:value-type="float" office:value="507341" calcext:value-type="float">
            <text:p>507341</text:p>
          </table:table-cell>
          <table:table-cell office:value-type="float" office:value="530210" calcext:value-type="float">
            <text:p>530210</text:p>
          </table:table-cell>
          <table:table-cell office:value-type="float" office:value="632399" calcext:value-type="float">
            <text:p>63239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3018" calcext:value-type="float">
            <text:p>493018</text:p>
          </table:table-cell>
          <table:table-cell office:value-type="float" office:value="507313" calcext:value-type="float">
            <text:p>507313</text:p>
          </table:table-cell>
          <table:table-cell office:value-type="float" office:value="529251" calcext:value-type="float">
            <text:p>529251</text:p>
          </table:table-cell>
          <table:table-cell office:value-type="float" office:value="623290" calcext:value-type="float">
            <text:p>62329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3018" calcext:value-type="float">
            <text:p>493018</text:p>
          </table:table-cell>
          <table:table-cell office:value-type="float" office:value="507282" calcext:value-type="float">
            <text:p>507282</text:p>
          </table:table-cell>
          <table:table-cell office:value-type="float" office:value="528497" calcext:value-type="float">
            <text:p>528497</text:p>
          </table:table-cell>
          <table:table-cell office:value-type="float" office:value="613204" calcext:value-type="float">
            <text:p>61320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2923" calcext:value-type="float">
            <text:p>492923</text:p>
          </table:table-cell>
          <table:table-cell office:value-type="float" office:value="507251" calcext:value-type="float">
            <text:p>507251</text:p>
          </table:table-cell>
          <table:table-cell office:value-type="float" office:value="527627" calcext:value-type="float">
            <text:p>527627</text:p>
          </table:table-cell>
          <table:table-cell office:value-type="float" office:value="605012" calcext:value-type="float">
            <text:p>60501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2873" calcext:value-type="float">
            <text:p>492873</text:p>
          </table:table-cell>
          <table:table-cell office:value-type="float" office:value="507232" calcext:value-type="float">
            <text:p>507232</text:p>
          </table:table-cell>
          <table:table-cell office:value-type="float" office:value="526788" calcext:value-type="float">
            <text:p>526788</text:p>
          </table:table-cell>
          <table:table-cell office:value-type="float" office:value="596890" calcext:value-type="float">
            <text:p>5968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873" calcext:value-type="float">
            <text:p>492873</text:p>
          </table:table-cell>
          <table:table-cell office:value-type="float" office:value="507223" calcext:value-type="float">
            <text:p>507223</text:p>
          </table:table-cell>
          <table:table-cell office:value-type="float" office:value="525910" calcext:value-type="float">
            <text:p>525910</text:p>
          </table:table-cell>
          <table:table-cell office:value-type="float" office:value="591203" calcext:value-type="float">
            <text:p>59120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2869" calcext:value-type="float">
            <text:p>492869</text:p>
          </table:table-cell>
          <table:table-cell office:value-type="float" office:value="507208" calcext:value-type="float">
            <text:p>507208</text:p>
          </table:table-cell>
          <table:table-cell office:value-type="float" office:value="525088" calcext:value-type="float">
            <text:p>525088</text:p>
          </table:table-cell>
          <table:table-cell office:value-type="float" office:value="585150" calcext:value-type="float">
            <text:p>58515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2869" calcext:value-type="float">
            <text:p>492869</text:p>
          </table:table-cell>
          <table:table-cell office:value-type="float" office:value="507208" calcext:value-type="float">
            <text:p>507208</text:p>
          </table:table-cell>
          <table:table-cell office:value-type="float" office:value="524263" calcext:value-type="float">
            <text:p>524263</text:p>
          </table:table-cell>
          <table:table-cell office:value-type="float" office:value="579939" calcext:value-type="float">
            <text:p>57993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2868" calcext:value-type="float">
            <text:p>492868</text:p>
          </table:table-cell>
          <table:table-cell office:value-type="float" office:value="507200" calcext:value-type="float">
            <text:p>507200</text:p>
          </table:table-cell>
          <table:table-cell office:value-type="float" office:value="523449" calcext:value-type="float">
            <text:p>523449</text:p>
          </table:table-cell>
          <table:table-cell office:value-type="float" office:value="573952" calcext:value-type="float">
            <text:p>5739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2865" calcext:value-type="float">
            <text:p>492865</text:p>
          </table:table-cell>
          <table:table-cell office:value-type="float" office:value="507191" calcext:value-type="float">
            <text:p>507191</text:p>
          </table:table-cell>
          <table:table-cell office:value-type="float" office:value="522750" calcext:value-type="float">
            <text:p>522750</text:p>
          </table:table-cell>
          <table:table-cell office:value-type="float" office:value="569119" calcext:value-type="float">
            <text:p>56911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2865" calcext:value-type="float">
            <text:p>492865</text:p>
          </table:table-cell>
          <table:table-cell office:value-type="float" office:value="507181" calcext:value-type="float">
            <text:p>507181</text:p>
          </table:table-cell>
          <table:table-cell office:value-type="float" office:value="521813" calcext:value-type="float">
            <text:p>521813</text:p>
          </table:table-cell>
          <table:table-cell office:value-type="float" office:value="564854" calcext:value-type="float">
            <text:p>56485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2864" calcext:value-type="float">
            <text:p>492864</text:p>
          </table:table-cell>
          <table:table-cell office:value-type="float" office:value="507162" calcext:value-type="float">
            <text:p>507162</text:p>
          </table:table-cell>
          <table:table-cell office:value-type="float" office:value="520852" calcext:value-type="float">
            <text:p>520852</text:p>
          </table:table-cell>
          <table:table-cell office:value-type="float" office:value="561388" calcext:value-type="float">
            <text:p>56138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2862" calcext:value-type="float">
            <text:p>492862</text:p>
          </table:table-cell>
          <table:table-cell office:value-type="float" office:value="507160" calcext:value-type="float">
            <text:p>507160</text:p>
          </table:table-cell>
          <table:table-cell office:value-type="float" office:value="520173" calcext:value-type="float">
            <text:p>520173</text:p>
          </table:table-cell>
          <table:table-cell office:value-type="float" office:value="557992" calcext:value-type="float">
            <text:p>55799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2862" calcext:value-type="float">
            <text:p>492862</text:p>
          </table:table-cell>
          <table:table-cell office:value-type="float" office:value="507093" calcext:value-type="float">
            <text:p>507093</text:p>
          </table:table-cell>
          <table:table-cell office:value-type="float" office:value="519523" calcext:value-type="float">
            <text:p>519523</text:p>
          </table:table-cell>
          <table:table-cell office:value-type="float" office:value="554850" calcext:value-type="float">
            <text:p>55485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07092" calcext:value-type="float">
            <text:p>507092</text:p>
          </table:table-cell>
          <table:table-cell office:value-type="float" office:value="518963" calcext:value-type="float">
            <text:p>518963</text:p>
          </table:table-cell>
          <table:table-cell office:value-type="float" office:value="551975" calcext:value-type="float">
            <text:p>5519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07092" calcext:value-type="float">
            <text:p>507092</text:p>
          </table:table-cell>
          <table:table-cell office:value-type="float" office:value="518330" calcext:value-type="float">
            <text:p>518330</text:p>
          </table:table-cell>
          <table:table-cell office:value-type="float" office:value="548996" calcext:value-type="float">
            <text:p>54899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17675" calcext:value-type="float">
            <text:p>517675</text:p>
          </table:table-cell>
          <table:table-cell office:value-type="float" office:value="545873" calcext:value-type="float">
            <text:p>54587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16951" calcext:value-type="float">
            <text:p>516951</text:p>
          </table:table-cell>
          <table:table-cell office:value-type="float" office:value="543609" calcext:value-type="float">
            <text:p>54360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516143" calcext:value-type="float">
            <text:p>516143</text:p>
          </table:table-cell>
          <table:table-cell office:value-type="float" office:value="541160" calcext:value-type="float">
            <text:p>54116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15783" calcext:value-type="float">
            <text:p>515783</text:p>
          </table:table-cell>
          <table:table-cell office:value-type="float" office:value="538794" calcext:value-type="float">
            <text:p>53879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15032" calcext:value-type="float">
            <text:p>515032</text:p>
          </table:table-cell>
          <table:table-cell office:value-type="float" office:value="537172" calcext:value-type="float">
            <text:p>53717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514309" calcext:value-type="float">
            <text:p>514309</text:p>
          </table:table-cell>
          <table:table-cell office:value-type="float" office:value="535579" calcext:value-type="float">
            <text:p>53557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13806" calcext:value-type="float">
            <text:p>513806</text:p>
          </table:table-cell>
          <table:table-cell office:value-type="float" office:value="534093" calcext:value-type="float">
            <text:p>53409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13399" calcext:value-type="float">
            <text:p>513399</text:p>
          </table:table-cell>
          <table:table-cell office:value-type="float" office:value="532612" calcext:value-type="float">
            <text:p>5326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12821" calcext:value-type="float">
            <text:p>512821</text:p>
          </table:table-cell>
          <table:table-cell office:value-type="float" office:value="531092" calcext:value-type="float">
            <text:p>53109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512460" calcext:value-type="float">
            <text:p>512460</text:p>
          </table:table-cell>
          <table:table-cell office:value-type="float" office:value="529367" calcext:value-type="float">
            <text:p>5293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12003" calcext:value-type="float">
            <text:p>512003</text:p>
          </table:table-cell>
          <table:table-cell office:value-type="float" office:value="527840" calcext:value-type="float">
            <text:p>52784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511533" calcext:value-type="float">
            <text:p>511533</text:p>
          </table:table-cell>
          <table:table-cell office:value-type="float" office:value="526637" calcext:value-type="float">
            <text:p>52663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11208" calcext:value-type="float">
            <text:p>511208</text:p>
          </table:table-cell>
          <table:table-cell office:value-type="float" office:value="525509" calcext:value-type="float">
            <text:p>52550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10863" calcext:value-type="float">
            <text:p>510863</text:p>
          </table:table-cell>
          <table:table-cell office:value-type="float" office:value="524126" calcext:value-type="float">
            <text:p>52412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10590" calcext:value-type="float">
            <text:p>510590</text:p>
          </table:table-cell>
          <table:table-cell office:value-type="float" office:value="523050" calcext:value-type="float">
            <text:p>52305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510271" calcext:value-type="float">
            <text:p>510271</text:p>
          </table:table-cell>
          <table:table-cell office:value-type="float" office:value="521355" calcext:value-type="float">
            <text:p>52135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09990" calcext:value-type="float">
            <text:p>509990</text:p>
          </table:table-cell>
          <table:table-cell office:value-type="float" office:value="520626" calcext:value-type="float">
            <text:p>52062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509726" calcext:value-type="float">
            <text:p>509726</text:p>
          </table:table-cell>
          <table:table-cell office:value-type="float" office:value="519683" calcext:value-type="float">
            <text:p>51968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09485" calcext:value-type="float">
            <text:p>509485</text:p>
          </table:table-cell>
          <table:table-cell office:value-type="float" office:value="518934" calcext:value-type="float">
            <text:p>51893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509258" calcext:value-type="float">
            <text:p>509258</text:p>
          </table:table-cell>
          <table:table-cell office:value-type="float" office:value="518169" calcext:value-type="float">
            <text:p>5181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09097" calcext:value-type="float">
            <text:p>509097</text:p>
          </table:table-cell>
          <table:table-cell office:value-type="float" office:value="517532" calcext:value-type="float">
            <text:p>51753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09017" calcext:value-type="float">
            <text:p>509017</text:p>
          </table:table-cell>
          <table:table-cell office:value-type="float" office:value="516993" calcext:value-type="float">
            <text:p>51699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8835" calcext:value-type="float">
            <text:p>508835</text:p>
          </table:table-cell>
          <table:table-cell office:value-type="float" office:value="516454" calcext:value-type="float">
            <text:p>51645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08710" calcext:value-type="float">
            <text:p>508710</text:p>
          </table:table-cell>
          <table:table-cell office:value-type="float" office:value="516116" calcext:value-type="float">
            <text:p>51611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08586" calcext:value-type="float">
            <text:p>508586</text:p>
          </table:table-cell>
          <table:table-cell office:value-type="float" office:value="515717" calcext:value-type="float">
            <text:p>51571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08373" calcext:value-type="float">
            <text:p>508373</text:p>
          </table:table-cell>
          <table:table-cell office:value-type="float" office:value="515018" calcext:value-type="float">
            <text:p>51501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08237" calcext:value-type="float">
            <text:p>508237</text:p>
          </table:table-cell>
          <table:table-cell office:value-type="float" office:value="514380" calcext:value-type="float">
            <text:p>51438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508161" calcext:value-type="float">
            <text:p>508161</text:p>
          </table:table-cell>
          <table:table-cell office:value-type="float" office:value="513807" calcext:value-type="float">
            <text:p>51380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508047" calcext:value-type="float">
            <text:p>508047</text:p>
          </table:table-cell>
          <table:table-cell office:value-type="float" office:value="513272" calcext:value-type="float">
            <text:p>51327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507985" calcext:value-type="float">
            <text:p>507985</text:p>
          </table:table-cell>
          <table:table-cell office:value-type="float" office:value="512886" calcext:value-type="float">
            <text:p>51288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07887" calcext:value-type="float">
            <text:p>507887</text:p>
          </table:table-cell>
          <table:table-cell office:value-type="float" office:value="512227" calcext:value-type="float">
            <text:p>51222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07839" calcext:value-type="float">
            <text:p>507839</text:p>
          </table:table-cell>
          <table:table-cell office:value-type="float" office:value="511805" calcext:value-type="float">
            <text:p>51180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07739" calcext:value-type="float">
            <text:p>507739</text:p>
          </table:table-cell>
          <table:table-cell office:value-type="float" office:value="511405" calcext:value-type="float">
            <text:p>5114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7668" calcext:value-type="float">
            <text:p>507668</text:p>
          </table:table-cell>
          <table:table-cell office:value-type="float" office:value="511025" calcext:value-type="float">
            <text:p>5110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07567" calcext:value-type="float">
            <text:p>507567</text:p>
          </table:table-cell>
          <table:table-cell office:value-type="float" office:value="510721" calcext:value-type="float">
            <text:p>51072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507484" calcext:value-type="float">
            <text:p>507484</text:p>
          </table:table-cell>
          <table:table-cell office:value-type="float" office:value="510444" calcext:value-type="float">
            <text:p>51044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507453" calcext:value-type="float">
            <text:p>507453</text:p>
          </table:table-cell>
          <table:table-cell office:value-type="float" office:value="510142" calcext:value-type="float">
            <text:p>51014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07426" calcext:value-type="float">
            <text:p>507426</text:p>
          </table:table-cell>
          <table:table-cell office:value-type="float" office:value="509936" calcext:value-type="float">
            <text:p>50993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07365" calcext:value-type="float">
            <text:p>507365</text:p>
          </table:table-cell>
          <table:table-cell office:value-type="float" office:value="509802" calcext:value-type="float">
            <text:p>50980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507353" calcext:value-type="float">
            <text:p>507353</text:p>
          </table:table-cell>
          <table:table-cell office:value-type="float" office:value="509668" calcext:value-type="float">
            <text:p>50966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507327" calcext:value-type="float">
            <text:p>507327</text:p>
          </table:table-cell>
          <table:table-cell office:value-type="float" office:value="509613" calcext:value-type="float">
            <text:p>50961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07314" calcext:value-type="float">
            <text:p>507314</text:p>
          </table:table-cell>
          <table:table-cell office:value-type="float" office:value="509406" calcext:value-type="float">
            <text:p>50940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507306" calcext:value-type="float">
            <text:p>507306</text:p>
          </table:table-cell>
          <table:table-cell office:value-type="float" office:value="509270" calcext:value-type="float">
            <text:p>50927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07282" calcext:value-type="float">
            <text:p>507282</text:p>
          </table:table-cell>
          <table:table-cell office:value-type="float" office:value="509234" calcext:value-type="float">
            <text:p>50923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07270" calcext:value-type="float">
            <text:p>507270</text:p>
          </table:table-cell>
          <table:table-cell office:value-type="float" office:value="509002" calcext:value-type="float">
            <text:p>50900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07269" calcext:value-type="float">
            <text:p>507269</text:p>
          </table:table-cell>
          <table:table-cell office:value-type="float" office:value="508726" calcext:value-type="float">
            <text:p>50872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07259" calcext:value-type="float">
            <text:p>507259</text:p>
          </table:table-cell>
          <table:table-cell office:value-type="float" office:value="508555" calcext:value-type="float">
            <text:p>50855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507240" calcext:value-type="float">
            <text:p>507240</text:p>
          </table:table-cell>
          <table:table-cell office:value-type="float" office:value="508522" calcext:value-type="float">
            <text:p>50852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507233" calcext:value-type="float">
            <text:p>507233</text:p>
          </table:table-cell>
          <table:table-cell office:value-type="float" office:value="508288" calcext:value-type="float">
            <text:p>50828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507204" calcext:value-type="float">
            <text:p>507204</text:p>
          </table:table-cell>
          <table:table-cell office:value-type="float" office:value="508163" calcext:value-type="float">
            <text:p>50816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507200" calcext:value-type="float">
            <text:p>507200</text:p>
          </table:table-cell>
          <table:table-cell office:value-type="float" office:value="508026" calcext:value-type="float">
            <text:p>50802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507198" calcext:value-type="float">
            <text:p>507198</text:p>
          </table:table-cell>
          <table:table-cell office:value-type="float" office:value="507850" calcext:value-type="float">
            <text:p>50785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07195" calcext:value-type="float">
            <text:p>507195</text:p>
          </table:table-cell>
          <table:table-cell office:value-type="float" office:value="507827" calcext:value-type="float">
            <text:p>50782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07174" calcext:value-type="float">
            <text:p>507174</text:p>
          </table:table-cell>
          <table:table-cell office:value-type="float" office:value="507786" calcext:value-type="float">
            <text:p>50778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07172" calcext:value-type="float">
            <text:p>507172</text:p>
          </table:table-cell>
          <table:table-cell office:value-type="float" office:value="507722" calcext:value-type="float">
            <text:p>5077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507170" calcext:value-type="float">
            <text:p>507170</text:p>
          </table:table-cell>
          <table:table-cell office:value-type="float" office:value="507662" calcext:value-type="float">
            <text:p>5076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507163" calcext:value-type="float">
            <text:p>507163</text:p>
          </table:table-cell>
          <table:table-cell office:value-type="float" office:value="507572" calcext:value-type="float">
            <text:p>5075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507128" calcext:value-type="float">
            <text:p>507128</text:p>
          </table:table-cell>
          <table:table-cell office:value-type="float" office:value="507524" calcext:value-type="float">
            <text:p>5075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07113" calcext:value-type="float">
            <text:p>507113</text:p>
          </table:table-cell>
          <table:table-cell office:value-type="float" office:value="507497" calcext:value-type="float">
            <text:p>50749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507101" calcext:value-type="float">
            <text:p>507101</text:p>
          </table:table-cell>
          <table:table-cell office:value-type="float" office:value="507474" calcext:value-type="float">
            <text:p>50747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507101" calcext:value-type="float">
            <text:p>507101</text:p>
          </table:table-cell>
          <table:table-cell office:value-type="float" office:value="507443" calcext:value-type="float">
            <text:p>50744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07097" calcext:value-type="float">
            <text:p>507097</text:p>
          </table:table-cell>
          <table:table-cell office:value-type="float" office:value="507428" calcext:value-type="float">
            <text:p>5074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7097" calcext:value-type="float">
            <text:p>507097</text:p>
          </table:table-cell>
          <table:table-cell office:value-type="float" office:value="507400" calcext:value-type="float">
            <text:p>5074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07097" calcext:value-type="float">
            <text:p>507097</text:p>
          </table:table-cell>
          <table:table-cell office:value-type="float" office:value="507385" calcext:value-type="float">
            <text:p>50738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507096" calcext:value-type="float">
            <text:p>507096</text:p>
          </table:table-cell>
          <table:table-cell office:value-type="float" office:value="507351" calcext:value-type="float">
            <text:p>50735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07096" calcext:value-type="float">
            <text:p>507096</text:p>
          </table:table-cell>
          <table:table-cell office:value-type="float" office:value="507259" calcext:value-type="float">
            <text:p>50725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507095" calcext:value-type="float">
            <text:p>507095</text:p>
          </table:table-cell>
          <table:table-cell office:value-type="float" office:value="507242" calcext:value-type="float">
            <text:p>50724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07095" calcext:value-type="float">
            <text:p>507095</text:p>
          </table:table-cell>
          <table:table-cell office:value-type="float" office:value="507207" calcext:value-type="float">
            <text:p>50720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507095" calcext:value-type="float">
            <text:p>507095</text:p>
          </table:table-cell>
          <table:table-cell office:value-type="float" office:value="507192" calcext:value-type="float">
            <text:p>50719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82" calcext:value-type="float">
            <text:p>50718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80" calcext:value-type="float">
            <text:p>50718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72" calcext:value-type="float">
            <text:p>50717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68" calcext:value-type="float">
            <text:p>50716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54" calcext:value-type="float">
            <text:p>50715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53" calcext:value-type="float">
            <text:p>50715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45" calcext:value-type="float">
            <text:p>50714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42" calcext:value-type="float">
            <text:p>50714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41" calcext:value-type="float">
            <text:p>50714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41" calcext:value-type="float">
            <text:p>50714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41" calcext:value-type="float">
            <text:p>50714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40" calcext:value-type="float">
            <text:p>50714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9" calcext:value-type="float">
            <text:p>50713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507094" calcext:value-type="float">
            <text:p>507094</text:p>
          </table:table-cell>
          <table:table-cell office:value-type="float" office:value="507137" calcext:value-type="float">
            <text:p>50713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7093" calcext:value-type="float">
            <text:p>507093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7092" calcext:value-type="float">
            <text:p>507092</text:p>
          </table:table-cell>
          <table:table-cell office:value-type="float" office:value="507136" calcext:value-type="float">
            <text:p>50713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507116" calcext:value-type="float">
            <text:p>50711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507116" calcext:value-type="float">
            <text:p>50711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507114" calcext:value-type="float">
            <text:p>50711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507109" calcext:value-type="float">
            <text:p>507109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507098" calcext:value-type="float">
            <text:p>50709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507097" calcext:value-type="float">
            <text:p>50709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507094" calcext:value-type="float">
            <text:p>50709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507093" calcext:value-type="float">
            <text:p>50709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507092" calcext:value-type="float">
            <text:p>507092</text:p>
          </table:table-cell>
          <table:table-cell table:number-columns-repeated="2"/>
        </table:table-row>
      </table:table>
      <table:table table:name="Overlapping" table:style-name="ta1">
        <table:shapes>
          <draw:frame draw:z-index="0" draw:style-name="gr1" draw:text-style-name="P1" svg:width="453.51pt" svg:height="255.09pt" svg:x="197.38pt" svg:y="61.68pt">
            <loext:p draw:notify-on-update-of-ranges="Overlapping.B3:Overlapping.B3 Overlapping.B4:Overlapping.B75 Overlapping.C3:Overlapping.C3 Overlapping.C4:Overlapping.C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verlapping decomposition </text:p>
          </table:table-cell>
          <table:table-cell/>
          <table:table-cell office:value-type="string" calcext:value-type="string">
            <text:p>Instance : 10 – 24 – eq – 1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Ine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18819" calcext:value-type="float">
            <text:p>3188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819" calcext:value-type="float">
            <text:p>318819</text:p>
          </table:table-cell>
          <table:table-cell office:value-type="float" office:value="300099" calcext:value-type="float">
            <text:p>3000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819" calcext:value-type="float">
            <text:p>318819</text:p>
          </table:table-cell>
          <table:table-cell office:value-type="float" office:value="300099" calcext:value-type="float">
            <text:p>30009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8819" calcext:value-type="float">
            <text:p>318819</text:p>
          </table:table-cell>
          <table:table-cell office:value-type="float" office:value="296595" calcext:value-type="float">
            <text:p>2965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8819" calcext:value-type="float">
            <text:p>318819</text:p>
          </table:table-cell>
          <table:table-cell office:value-type="float" office:value="285447" calcext:value-type="float">
            <text:p>2854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819" calcext:value-type="float">
            <text:p>318819</text:p>
          </table:table-cell>
          <table:table-cell office:value-type="float" office:value="283732" calcext:value-type="float">
            <text:p>2837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819" calcext:value-type="float">
            <text:p>318819</text:p>
          </table:table-cell>
          <table:table-cell office:value-type="float" office:value="272494" calcext:value-type="float">
            <text:p>2724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8819" calcext:value-type="float">
            <text:p>318819</text:p>
          </table:table-cell>
          <table:table-cell office:value-type="float" office:value="263400" calcext:value-type="float">
            <text:p>2634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8819" calcext:value-type="float">
            <text:p>318819</text:p>
          </table:table-cell>
          <table:table-cell office:value-type="float" office:value="255760" calcext:value-type="float">
            <text:p>25576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8819" calcext:value-type="float">
            <text:p>318819</text:p>
          </table:table-cell>
          <table:table-cell office:value-type="float" office:value="231625" calcext:value-type="float">
            <text:p>2316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819" calcext:value-type="float">
            <text:p>318819</text:p>
          </table:table-cell>
          <table:table-cell office:value-type="float" office:value="218430" calcext:value-type="float">
            <text:p>21843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8819" calcext:value-type="float">
            <text:p>318819</text:p>
          </table:table-cell>
          <table:table-cell office:value-type="float" office:value="204776" calcext:value-type="float">
            <text:p>2047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945" calcext:value-type="float">
            <text:p>280945</text:p>
          </table:table-cell>
          <table:table-cell office:value-type="float" office:value="197148" calcext:value-type="float">
            <text:p>1971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994" calcext:value-type="float">
            <text:p>255994</text:p>
          </table:table-cell>
          <table:table-cell office:value-type="float" office:value="183469" calcext:value-type="float">
            <text:p>18346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4177" calcext:value-type="float">
            <text:p>234177</text:p>
          </table:table-cell>
          <table:table-cell office:value-type="float" office:value="171687" calcext:value-type="float">
            <text:p>17168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003" calcext:value-type="float">
            <text:p>213003</text:p>
          </table:table-cell>
          <table:table-cell office:value-type="float" office:value="166266" calcext:value-type="float">
            <text:p>16626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8215" calcext:value-type="float">
            <text:p>198215</text:p>
          </table:table-cell>
          <table:table-cell office:value-type="float" office:value="163051" calcext:value-type="float">
            <text:p>16305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918" calcext:value-type="float">
            <text:p>185918</text:p>
          </table:table-cell>
          <table:table-cell office:value-type="float" office:value="158885" calcext:value-type="float">
            <text:p>1588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9244" calcext:value-type="float">
            <text:p>179244</text:p>
          </table:table-cell>
          <table:table-cell office:value-type="float" office:value="156919" calcext:value-type="float">
            <text:p>1569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691" calcext:value-type="float">
            <text:p>172691</text:p>
          </table:table-cell>
          <table:table-cell office:value-type="float" office:value="154831" calcext:value-type="float">
            <text:p>1548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794" calcext:value-type="float">
            <text:p>166794</text:p>
          </table:table-cell>
          <table:table-cell office:value-type="float" office:value="152914" calcext:value-type="float">
            <text:p>15291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2353" calcext:value-type="float">
            <text:p>162353</text:p>
          </table:table-cell>
          <table:table-cell office:value-type="float" office:value="151191" calcext:value-type="float">
            <text:p>1511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714" calcext:value-type="float">
            <text:p>158714</text:p>
          </table:table-cell>
          <table:table-cell office:value-type="float" office:value="149689" calcext:value-type="float">
            <text:p>1496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5507" calcext:value-type="float">
            <text:p>155507</text:p>
          </table:table-cell>
          <table:table-cell office:value-type="float" office:value="148617" calcext:value-type="float">
            <text:p>14861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3762" calcext:value-type="float">
            <text:p>153762</text:p>
          </table:table-cell>
          <table:table-cell office:value-type="float" office:value="148245" calcext:value-type="float">
            <text:p>14824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2695" calcext:value-type="float">
            <text:p>152695</text:p>
          </table:table-cell>
          <table:table-cell office:value-type="float" office:value="147523" calcext:value-type="float">
            <text:p>14752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1367" calcext:value-type="float">
            <text:p>151367</text:p>
          </table:table-cell>
          <table:table-cell office:value-type="float" office:value="147087" calcext:value-type="float">
            <text:p>14708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434" calcext:value-type="float">
            <text:p>150434</text:p>
          </table:table-cell>
          <table:table-cell office:value-type="float" office:value="147000" calcext:value-type="float">
            <text:p>1470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263" calcext:value-type="float">
            <text:p>149263</text:p>
          </table:table-cell>
          <table:table-cell office:value-type="float" office:value="146913" calcext:value-type="float">
            <text:p>1469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237" calcext:value-type="float">
            <text:p>148237</text:p>
          </table:table-cell>
          <table:table-cell office:value-type="float" office:value="146848" calcext:value-type="float">
            <text:p>1468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723" calcext:value-type="float">
            <text:p>147723</text:p>
          </table:table-cell>
          <table:table-cell office:value-type="float" office:value="146689" calcext:value-type="float">
            <text:p>1466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7488" calcext:value-type="float">
            <text:p>147488</text:p>
          </table:table-cell>
          <table:table-cell office:value-type="float" office:value="146619" calcext:value-type="float">
            <text:p>1466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337" calcext:value-type="float">
            <text:p>147337</text:p>
          </table:table-cell>
          <table:table-cell office:value-type="float" office:value="146508" calcext:value-type="float">
            <text:p>14650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016" calcext:value-type="float">
            <text:p>147016</text:p>
          </table:table-cell>
          <table:table-cell office:value-type="float" office:value="146490" calcext:value-type="float">
            <text:p>14649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845" calcext:value-type="float">
            <text:p>146845</text:p>
          </table:table-cell>
          <table:table-cell office:value-type="float" office:value="146296" calcext:value-type="float">
            <text:p>1462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666" calcext:value-type="float">
            <text:p>146666</text:p>
          </table:table-cell>
          <table:table-cell office:value-type="float" office:value="146283" calcext:value-type="float">
            <text:p>14628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6666" calcext:value-type="float">
            <text:p>146666</text:p>
          </table:table-cell>
          <table:table-cell office:value-type="float" office:value="146270" calcext:value-type="float">
            <text:p>14627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569" calcext:value-type="float">
            <text:p>146569</text:p>
          </table:table-cell>
          <table:table-cell office:value-type="float" office:value="146261" calcext:value-type="float">
            <text:p>1462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491" calcext:value-type="float">
            <text:p>146491</text:p>
          </table:table-cell>
          <table:table-cell office:value-type="float" office:value="146261" calcext:value-type="float">
            <text:p>1462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6374" calcext:value-type="float">
            <text:p>146374</text:p>
          </table:table-cell>
          <table:table-cell office:value-type="float" office:value="146261" calcext:value-type="float">
            <text:p>1462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358" calcext:value-type="float">
            <text:p>146358</text:p>
          </table:table-cell>
          <table:table-cell office:value-type="float" office:value="146256" calcext:value-type="float">
            <text:p>14625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357" calcext:value-type="float">
            <text:p>146357</text:p>
          </table:table-cell>
          <table:table-cell office:value-type="float" office:value="146244" calcext:value-type="float">
            <text:p>1462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6321" calcext:value-type="float">
            <text:p>146321</text:p>
          </table:table-cell>
          <table:table-cell office:value-type="float" office:value="146241" calcext:value-type="float">
            <text:p>14624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6313" calcext:value-type="float">
            <text:p>146313</text:p>
          </table:table-cell>
          <table:table-cell office:value-type="float" office:value="146241" calcext:value-type="float">
            <text:p>14624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6313" calcext:value-type="float">
            <text:p>14631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312" calcext:value-type="float">
            <text:p>14631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6247" calcext:value-type="float">
            <text:p>14624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247" calcext:value-type="float">
            <text:p>1462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247" calcext:value-type="float">
            <text:p>14624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247" calcext:value-type="float">
            <text:p>14624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6247" calcext:value-type="float">
            <text:p>14624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6247" calcext:value-type="float">
            <text:p>14624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6246" calcext:value-type="float">
            <text:p>14624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6246" calcext:value-type="float">
            <text:p>14624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6246" calcext:value-type="float">
            <text:p>14624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6246" calcext:value-type="float">
            <text:p>14624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6241" calcext:value-type="float">
            <text:p>14624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6241" calcext:value-type="float">
            <text:p>14624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6241" calcext:value-type="float">
            <text:p>14624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6241" calcext:value-type="float">
            <text:p>14624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6241" calcext:value-type="float">
            <text:p>146241</text:p>
          </table:table-cell>
          <table:table-cell table:number-columns-repeated="2"/>
        </table:table-row>
      </table:table>
      <table:table table:name="Interval" table:style-name="ta1">
        <table:shapes>
          <draw:frame draw:z-index="0" draw:style-name="gr1" draw:text-style-name="P1" svg:width="453.46pt" svg:height="255.23pt" svg:x="251.32pt" svg:y="77.56pt">
            <loext:p draw:notify-on-update-of-ranges="Interval.A3:Interval.A3 Interval.A4:Interval.A184 Interval.B3:Interval.B3 Interval.B4:Interval.B184 Interval.C3:Interval.C3 Interval.C4:Interval.C1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Equa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18819" calcext:value-type="float">
            <text:p>318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067" calcext:value-type="float">
            <text:p>307067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4954" calcext:value-type="float">
            <text:p>304954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4954" calcext:value-type="float">
            <text:p>304954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4954" calcext:value-type="float">
            <text:p>304954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1534" calcext:value-type="float">
            <text:p>301534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1221" calcext:value-type="float">
            <text:p>301221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062" calcext:value-type="float">
            <text:p>301062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1062" calcext:value-type="float">
            <text:p>301062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062" calcext:value-type="float">
            <text:p>301062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062" calcext:value-type="float">
            <text:p>301062</text:p>
          </table:table-cell>
          <table:table-cell office:value-type="float" office:value="309113" calcext:value-type="float">
            <text:p>309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811" calcext:value-type="float">
            <text:p>299811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683" calcext:value-type="float">
            <text:p>299683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683" calcext:value-type="float">
            <text:p>299683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687" calcext:value-type="float">
            <text:p>298687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8687" calcext:value-type="float">
            <text:p>298687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8256" calcext:value-type="float">
            <text:p>298256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039" calcext:value-type="float">
            <text:p>297039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6996" calcext:value-type="float">
            <text:p>296996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6366" calcext:value-type="float">
            <text:p>296366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913" calcext:value-type="float">
            <text:p>293913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3381" calcext:value-type="float">
            <text:p>293381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3036" calcext:value-type="float">
            <text:p>293036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5831" calcext:value-type="float">
            <text:p>285831</text:p>
          </table:table-cell>
          <table:table-cell office:value-type="float" office:value="306765" calcext:value-type="float">
            <text:p>3067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1171" calcext:value-type="float">
            <text:p>251171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8386" calcext:value-type="float">
            <text:p>238386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1637" calcext:value-type="float">
            <text:p>221637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7875" calcext:value-type="float">
            <text:p>207875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8900" calcext:value-type="float">
            <text:p>198900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1677" calcext:value-type="float">
            <text:p>191677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800" calcext:value-type="float">
            <text:p>187800</text:p>
          </table:table-cell>
          <table:table-cell office:value-type="float" office:value="305565" calcext:value-type="float">
            <text:p>3055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4968" calcext:value-type="float">
            <text:p>184968</text:p>
          </table:table-cell>
          <table:table-cell office:value-type="float" office:value="303042" calcext:value-type="float">
            <text:p>303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620" calcext:value-type="float">
            <text:p>182620</text:p>
          </table:table-cell>
          <table:table-cell office:value-type="float" office:value="302682" calcext:value-type="float">
            <text:p>3026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059" calcext:value-type="float">
            <text:p>179059</text:p>
          </table:table-cell>
          <table:table-cell office:value-type="float" office:value="302682" calcext:value-type="float">
            <text:p>3026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5972" calcext:value-type="float">
            <text:p>175972</text:p>
          </table:table-cell>
          <table:table-cell office:value-type="float" office:value="302318" calcext:value-type="float">
            <text:p>3023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4085" calcext:value-type="float">
            <text:p>174085</text:p>
          </table:table-cell>
          <table:table-cell office:value-type="float" office:value="302318" calcext:value-type="float">
            <text:p>3023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2399" calcext:value-type="float">
            <text:p>172399</text:p>
          </table:table-cell>
          <table:table-cell office:value-type="float" office:value="282811" calcext:value-type="float">
            <text:p>2828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0477" calcext:value-type="float">
            <text:p>170477</text:p>
          </table:table-cell>
          <table:table-cell office:value-type="float" office:value="275009" calcext:value-type="float">
            <text:p>2750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8885" calcext:value-type="float">
            <text:p>168885</text:p>
          </table:table-cell>
          <table:table-cell office:value-type="float" office:value="264421" calcext:value-type="float">
            <text:p>2644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7031" calcext:value-type="float">
            <text:p>167031</text:p>
          </table:table-cell>
          <table:table-cell office:value-type="float" office:value="257136" calcext:value-type="float">
            <text:p>257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6003" calcext:value-type="float">
            <text:p>166003</text:p>
          </table:table-cell>
          <table:table-cell office:value-type="float" office:value="222813" calcext:value-type="float">
            <text:p>2228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4801" calcext:value-type="float">
            <text:p>164801</text:p>
          </table:table-cell>
          <table:table-cell office:value-type="float" office:value="208650" calcext:value-type="float">
            <text:p>2086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3242" calcext:value-type="float">
            <text:p>163242</text:p>
          </table:table-cell>
          <table:table-cell office:value-type="float" office:value="202263" calcext:value-type="float">
            <text:p>202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2391" calcext:value-type="float">
            <text:p>162391</text:p>
          </table:table-cell>
          <table:table-cell office:value-type="float" office:value="195679" calcext:value-type="float">
            <text:p>1956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910" calcext:value-type="float">
            <text:p>161910</text:p>
          </table:table-cell>
          <table:table-cell office:value-type="float" office:value="189584" calcext:value-type="float">
            <text:p>1895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1178" calcext:value-type="float">
            <text:p>161178</text:p>
          </table:table-cell>
          <table:table-cell office:value-type="float" office:value="184698" calcext:value-type="float">
            <text:p>1846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411" calcext:value-type="float">
            <text:p>160411</text:p>
          </table:table-cell>
          <table:table-cell office:value-type="float" office:value="180509" calcext:value-type="float">
            <text:p>180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9626" calcext:value-type="float">
            <text:p>159626</text:p>
          </table:table-cell>
          <table:table-cell office:value-type="float" office:value="177975" calcext:value-type="float">
            <text:p>177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9201" calcext:value-type="float">
            <text:p>159201</text:p>
          </table:table-cell>
          <table:table-cell office:value-type="float" office:value="175659" calcext:value-type="float">
            <text:p>1756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579" calcext:value-type="float">
            <text:p>158579</text:p>
          </table:table-cell>
          <table:table-cell office:value-type="float" office:value="173567" calcext:value-type="float">
            <text:p>1735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7930" calcext:value-type="float">
            <text:p>157930</text:p>
          </table:table-cell>
          <table:table-cell office:value-type="float" office:value="172396" calcext:value-type="float">
            <text:p>1723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7455" calcext:value-type="float">
            <text:p>157455</text:p>
          </table:table-cell>
          <table:table-cell office:value-type="float" office:value="171124" calcext:value-type="float">
            <text:p>1711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7129" calcext:value-type="float">
            <text:p>157129</text:p>
          </table:table-cell>
          <table:table-cell office:value-type="float" office:value="170196" calcext:value-type="float">
            <text:p>1701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6366" calcext:value-type="float">
            <text:p>156366</text:p>
          </table:table-cell>
          <table:table-cell office:value-type="float" office:value="168478" calcext:value-type="float">
            <text:p>1684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853" calcext:value-type="float">
            <text:p>155853</text:p>
          </table:table-cell>
          <table:table-cell office:value-type="float" office:value="166699" calcext:value-type="float">
            <text:p>1666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418" calcext:value-type="float">
            <text:p>155418</text:p>
          </table:table-cell>
          <table:table-cell office:value-type="float" office:value="166035" calcext:value-type="float">
            <text:p>166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4820" calcext:value-type="float">
            <text:p>154820</text:p>
          </table:table-cell>
          <table:table-cell office:value-type="float" office:value="165409" calcext:value-type="float">
            <text:p>1654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4564" calcext:value-type="float">
            <text:p>154564</text:p>
          </table:table-cell>
          <table:table-cell office:value-type="float" office:value="164555" calcext:value-type="float">
            <text:p>1645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266" calcext:value-type="float">
            <text:p>154266</text:p>
          </table:table-cell>
          <table:table-cell office:value-type="float" office:value="163802" calcext:value-type="float">
            <text:p>1638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4012" calcext:value-type="float">
            <text:p>154012</text:p>
          </table:table-cell>
          <table:table-cell office:value-type="float" office:value="162871" calcext:value-type="float">
            <text:p>162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692" calcext:value-type="float">
            <text:p>153692</text:p>
          </table:table-cell>
          <table:table-cell office:value-type="float" office:value="162317" calcext:value-type="float">
            <text:p>1623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3193" calcext:value-type="float">
            <text:p>153193</text:p>
          </table:table-cell>
          <table:table-cell office:value-type="float" office:value="161952" calcext:value-type="float">
            <text:p>1619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2922" calcext:value-type="float">
            <text:p>152922</text:p>
          </table:table-cell>
          <table:table-cell office:value-type="float" office:value="161142" calcext:value-type="float">
            <text:p>1611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2378" calcext:value-type="float">
            <text:p>152378</text:p>
          </table:table-cell>
          <table:table-cell office:value-type="float" office:value="160511" calcext:value-type="float">
            <text:p>1605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2118" calcext:value-type="float">
            <text:p>152118</text:p>
          </table:table-cell>
          <table:table-cell office:value-type="float" office:value="159636" calcext:value-type="float">
            <text:p>1596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868" calcext:value-type="float">
            <text:p>151868</text:p>
          </table:table-cell>
          <table:table-cell office:value-type="float" office:value="159257" calcext:value-type="float">
            <text:p>1592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1343" calcext:value-type="float">
            <text:p>151343</text:p>
          </table:table-cell>
          <table:table-cell office:value-type="float" office:value="158701" calcext:value-type="float">
            <text:p>1587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228" calcext:value-type="float">
            <text:p>151228</text:p>
          </table:table-cell>
          <table:table-cell office:value-type="float" office:value="158168" calcext:value-type="float">
            <text:p>1581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898" calcext:value-type="float">
            <text:p>150898</text:p>
          </table:table-cell>
          <table:table-cell office:value-type="float" office:value="157469" calcext:value-type="float">
            <text:p>1574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810" calcext:value-type="float">
            <text:p>150810</text:p>
          </table:table-cell>
          <table:table-cell office:value-type="float" office:value="157044" calcext:value-type="float">
            <text:p>1570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206" calcext:value-type="float">
            <text:p>150206</text:p>
          </table:table-cell>
          <table:table-cell office:value-type="float" office:value="156372" calcext:value-type="float">
            <text:p>1563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052" calcext:value-type="float">
            <text:p>150052</text:p>
          </table:table-cell>
          <table:table-cell office:value-type="float" office:value="155797" calcext:value-type="float">
            <text:p>1557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024" calcext:value-type="float">
            <text:p>150024</text:p>
          </table:table-cell>
          <table:table-cell office:value-type="float" office:value="155330" calcext:value-type="float">
            <text:p>1553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4713" calcext:value-type="float">
            <text:p>1547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4394" calcext:value-type="float">
            <text:p>1543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4164" calcext:value-type="float">
            <text:p>1541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3847" calcext:value-type="float">
            <text:p>1538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3751" calcext:value-type="float">
            <text:p>1537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3539" calcext:value-type="float">
            <text:p>1535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9304" calcext:value-type="float">
            <text:p>149304</text:p>
          </table:table-cell>
          <table:table-cell office:value-type="float" office:value="153396" calcext:value-type="float">
            <text:p>1533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8689" calcext:value-type="float">
            <text:p>148689</text:p>
          </table:table-cell>
          <table:table-cell office:value-type="float" office:value="153227" calcext:value-type="float">
            <text:p>1532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8689" calcext:value-type="float">
            <text:p>148689</text:p>
          </table:table-cell>
          <table:table-cell office:value-type="float" office:value="152790" calcext:value-type="float">
            <text:p>1527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8689" calcext:value-type="float">
            <text:p>148689</text:p>
          </table:table-cell>
          <table:table-cell office:value-type="float" office:value="152651" calcext:value-type="float">
            <text:p>1526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8689" calcext:value-type="float">
            <text:p>148689</text:p>
          </table:table-cell>
          <table:table-cell office:value-type="float" office:value="152592" calcext:value-type="float">
            <text:p>1525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8689" calcext:value-type="float">
            <text:p>148689</text:p>
          </table:table-cell>
          <table:table-cell office:value-type="float" office:value="152493" calcext:value-type="float">
            <text:p>1524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8523" calcext:value-type="float">
            <text:p>148523</text:p>
          </table:table-cell>
          <table:table-cell office:value-type="float" office:value="151922" calcext:value-type="float">
            <text:p>1519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8523" calcext:value-type="float">
            <text:p>148523</text:p>
          </table:table-cell>
          <table:table-cell office:value-type="float" office:value="151905" calcext:value-type="float">
            <text:p>151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8314" calcext:value-type="float">
            <text:p>148314</text:p>
          </table:table-cell>
          <table:table-cell office:value-type="float" office:value="151764" calcext:value-type="float">
            <text:p>1517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8314" calcext:value-type="float">
            <text:p>148314</text:p>
          </table:table-cell>
          <table:table-cell office:value-type="float" office:value="151624" calcext:value-type="float">
            <text:p>1516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8314" calcext:value-type="float">
            <text:p>148314</text:p>
          </table:table-cell>
          <table:table-cell office:value-type="float" office:value="151390" calcext:value-type="float">
            <text:p>1513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944" calcext:value-type="float">
            <text:p>147944</text:p>
          </table:table-cell>
          <table:table-cell office:value-type="float" office:value="151220" calcext:value-type="float">
            <text:p>1512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44" calcext:value-type="float">
            <text:p>147944</text:p>
          </table:table-cell>
          <table:table-cell office:value-type="float" office:value="151106" calcext:value-type="float">
            <text:p>151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7944" calcext:value-type="float">
            <text:p>147944</text:p>
          </table:table-cell>
          <table:table-cell office:value-type="float" office:value="150940" calcext:value-type="float">
            <text:p>1509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7944" calcext:value-type="float">
            <text:p>147944</text:p>
          </table:table-cell>
          <table:table-cell office:value-type="float" office:value="150835" calcext:value-type="float">
            <text:p>1508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7944" calcext:value-type="float">
            <text:p>147944</text:p>
          </table:table-cell>
          <table:table-cell office:value-type="float" office:value="150682" calcext:value-type="float">
            <text:p>1506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944" calcext:value-type="float">
            <text:p>147944</text:p>
          </table:table-cell>
          <table:table-cell office:value-type="float" office:value="150263" calcext:value-type="float">
            <text:p>1502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944" calcext:value-type="float">
            <text:p>147944</text:p>
          </table:table-cell>
          <table:table-cell office:value-type="float" office:value="149623" calcext:value-type="float">
            <text:p>1496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7944" calcext:value-type="float">
            <text:p>147944</text:p>
          </table:table-cell>
          <table:table-cell office:value-type="float" office:value="149568" calcext:value-type="float">
            <text:p>1495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7944" calcext:value-type="float">
            <text:p>147944</text:p>
          </table:table-cell>
          <table:table-cell office:value-type="float" office:value="149444" calcext:value-type="float">
            <text:p>1494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7944" calcext:value-type="float">
            <text:p>147944</text:p>
          </table:table-cell>
          <table:table-cell office:value-type="float" office:value="149312" calcext:value-type="float">
            <text:p>1493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7944" calcext:value-type="float">
            <text:p>147944</text:p>
          </table:table-cell>
          <table:table-cell office:value-type="float" office:value="149265" calcext:value-type="float">
            <text:p>1492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9265" calcext:value-type="float">
            <text:p>1492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9261" calcext:value-type="float">
            <text:p>1492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9261" calcext:value-type="float">
            <text:p>1492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9166" calcext:value-type="float">
            <text:p>1491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9079" calcext:value-type="float">
            <text:p>1490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9079" calcext:value-type="float">
            <text:p>1490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824" calcext:value-type="float">
            <text:p>1488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824" calcext:value-type="float">
            <text:p>1488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759" calcext:value-type="float">
            <text:p>1487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759" calcext:value-type="float">
            <text:p>1487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759" calcext:value-type="float">
            <text:p>1487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541" calcext:value-type="float">
            <text:p>1485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525" calcext:value-type="float">
            <text:p>1485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312" calcext:value-type="float">
            <text:p>1483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312" calcext:value-type="float">
            <text:p>1483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312" calcext:value-type="float">
            <text:p>1483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226" calcext:value-type="float">
            <text:p>1482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210" calcext:value-type="float">
            <text:p>1482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210" calcext:value-type="float">
            <text:p>1482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8210" calcext:value-type="float">
            <text:p>1482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802" calcext:value-type="float">
            <text:p>147802</text:p>
          </table:table-cell>
          <table:table-cell office:value-type="float" office:value="147684" calcext:value-type="float">
            <text:p>1476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548" calcext:value-type="float">
            <text:p>1475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548" calcext:value-type="float">
            <text:p>1475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548" calcext:value-type="float">
            <text:p>1475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548" calcext:value-type="float">
            <text:p>1475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748" calcext:value-type="float">
            <text:p>14774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698" calcext:value-type="float">
            <text:p>14769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698" calcext:value-type="float">
            <text:p>14769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698" calcext:value-type="float">
            <text:p>14769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698" calcext:value-type="float">
            <text:p>147698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346" calcext:value-type="float">
            <text:p>147346</text:p>
          </table:table-cell>
          <table:table-cell office:value-type="float" office:value="147490" calcext:value-type="float">
            <text:p>1474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47346" calcext:value-type="float">
            <text:p>1473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147346" calcext:value-type="float">
            <text:p>147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17:34:40.724242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5:54:44.114638497</meta:creation-date>
    <dc:date>2021-10-01T17:37:12.478642747</dc:date>
    <meta:editing-duration>PT1H51M11S</meta:editing-duration>
    <meta:editing-cycles>14</meta:editing-cycles>
    <meta:generator>LibreOffice/5.1.6.2$Linux_X86_64 LibreOffice_project/10m0$Build-2</meta:generator>
    <meta:document-statistic meta:table-count="3" meta:cell-count="20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952cm" style:legend-expansion="high" chart:style-name="ch2"/>
        <chart:plot-area chart:style-name="ch3" table:cell-range-address="Overlapping.B3:Overlapping.C75" chart:data-source-has-labels="row" svg:x="0.32cm" svg:y="0.18cm" svg:width="12.534cm" svg:height="8.64cm">
          <chartooo:coordinate-region svg:x="1.682cm" svg:y="0.379cm" svg:width="11.17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verlapping.B4:Overlapping.B75" chart:label-cell-address="Overlapping.B3:Overlapping.B3" chart:class="chart:line">
            <chart:data-point chart:repeated="72"/>
          </chart:series>
          <chart:series chart:style-name="ch7" chart:values-cell-range-address="Overlapping.C4:Overlapping.C75" chart:label-cell-address="Overlapping.C3:Overlapping.C3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ality</text:p>
                <draw:g>
                  <svg:desc>Overlapping.B3:Overlapping.B3</svg:desc>
                </draw:g>
              </table:table-cell>
              <table:table-cell office:value-type="string">
                <text:p>Inequality</text:p>
                <draw:g>
                  <svg:desc>Overlapping.C3:Overlapping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819">
                <text:p>318819</text:p>
                <draw:g>
                  <svg:desc>Overlapping.B4:Overlapping.B75</svg:desc>
                </draw:g>
              </table:table-cell>
              <table:table-cell office:value-type="float" office:value="318819">
                <text:p>318819</text:p>
                <draw:g>
                  <svg:desc>Overlapping.C4:Overlapping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819">
                <text:p>3188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819">
                <text:p>318819</text:p>
              </table:table-cell>
              <table:table-cell office:value-type="float" office:value="300099">
                <text:p>300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819">
                <text:p>318819</text:p>
              </table:table-cell>
              <table:table-cell office:value-type="float" office:value="300099">
                <text:p>300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819">
                <text:p>318819</text:p>
              </table:table-cell>
              <table:table-cell office:value-type="float" office:value="296595">
                <text:p>296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819">
                <text:p>318819</text:p>
              </table:table-cell>
              <table:table-cell office:value-type="float" office:value="285447">
                <text:p>285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819">
                <text:p>318819</text:p>
              </table:table-cell>
              <table:table-cell office:value-type="float" office:value="283732">
                <text:p>283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819">
                <text:p>318819</text:p>
              </table:table-cell>
              <table:table-cell office:value-type="float" office:value="272494">
                <text:p>272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819">
                <text:p>318819</text:p>
              </table:table-cell>
              <table:table-cell office:value-type="float" office:value="263400">
                <text:p>263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819">
                <text:p>318819</text:p>
              </table:table-cell>
              <table:table-cell office:value-type="float" office:value="255760">
                <text:p>255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8819">
                <text:p>318819</text:p>
              </table:table-cell>
              <table:table-cell office:value-type="float" office:value="231625">
                <text:p>231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819">
                <text:p>318819</text:p>
              </table:table-cell>
              <table:table-cell office:value-type="float" office:value="218430">
                <text:p>2184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819">
                <text:p>318819</text:p>
              </table:table-cell>
              <table:table-cell office:value-type="float" office:value="204776">
                <text:p>204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945">
                <text:p>280945</text:p>
              </table:table-cell>
              <table:table-cell office:value-type="float" office:value="197148">
                <text:p>197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994">
                <text:p>255994</text:p>
              </table:table-cell>
              <table:table-cell office:value-type="float" office:value="183469">
                <text:p>183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177">
                <text:p>234177</text:p>
              </table:table-cell>
              <table:table-cell office:value-type="float" office:value="171687">
                <text:p>171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003">
                <text:p>213003</text:p>
              </table:table-cell>
              <table:table-cell office:value-type="float" office:value="166266">
                <text:p>166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215">
                <text:p>198215</text:p>
              </table:table-cell>
              <table:table-cell office:value-type="float" office:value="163051">
                <text:p>163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918">
                <text:p>185918</text:p>
              </table:table-cell>
              <table:table-cell office:value-type="float" office:value="158885">
                <text:p>158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9244">
                <text:p>179244</text:p>
              </table:table-cell>
              <table:table-cell office:value-type="float" office:value="156919">
                <text:p>156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691">
                <text:p>172691</text:p>
              </table:table-cell>
              <table:table-cell office:value-type="float" office:value="154831">
                <text:p>154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794">
                <text:p>166794</text:p>
              </table:table-cell>
              <table:table-cell office:value-type="float" office:value="152914">
                <text:p>152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353">
                <text:p>162353</text:p>
              </table:table-cell>
              <table:table-cell office:value-type="float" office:value="151191">
                <text:p>151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714">
                <text:p>158714</text:p>
              </table:table-cell>
              <table:table-cell office:value-type="float" office:value="149689">
                <text:p>149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507">
                <text:p>155507</text:p>
              </table:table-cell>
              <table:table-cell office:value-type="float" office:value="148617">
                <text:p>148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762">
                <text:p>153762</text:p>
              </table:table-cell>
              <table:table-cell office:value-type="float" office:value="148245">
                <text:p>14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695">
                <text:p>152695</text:p>
              </table:table-cell>
              <table:table-cell office:value-type="float" office:value="147523">
                <text:p>147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367">
                <text:p>151367</text:p>
              </table:table-cell>
              <table:table-cell office:value-type="float" office:value="147087">
                <text:p>147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434">
                <text:p>150434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263">
                <text:p>149263</text:p>
              </table:table-cell>
              <table:table-cell office:value-type="float" office:value="146913">
                <text:p>146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237">
                <text:p>148237</text:p>
              </table:table-cell>
              <table:table-cell office:value-type="float" office:value="146848">
                <text:p>146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23">
                <text:p>147723</text:p>
              </table:table-cell>
              <table:table-cell office:value-type="float" office:value="146689">
                <text:p>146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488">
                <text:p>147488</text:p>
              </table:table-cell>
              <table:table-cell office:value-type="float" office:value="146619">
                <text:p>146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337">
                <text:p>147337</text:p>
              </table:table-cell>
              <table:table-cell office:value-type="float" office:value="146508">
                <text:p>146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016">
                <text:p>147016</text:p>
              </table:table-cell>
              <table:table-cell office:value-type="float" office:value="146490">
                <text:p>1464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845">
                <text:p>146845</text:p>
              </table:table-cell>
              <table:table-cell office:value-type="float" office:value="146296">
                <text:p>146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666">
                <text:p>146666</text:p>
              </table:table-cell>
              <table:table-cell office:value-type="float" office:value="146283">
                <text:p>146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666">
                <text:p>146666</text:p>
              </table:table-cell>
              <table:table-cell office:value-type="float" office:value="146270">
                <text:p>1462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569">
                <text:p>146569</text:p>
              </table:table-cell>
              <table:table-cell office:value-type="float" office:value="146261">
                <text:p>146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491">
                <text:p>146491</text:p>
              </table:table-cell>
              <table:table-cell office:value-type="float" office:value="146261">
                <text:p>146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374">
                <text:p>146374</text:p>
              </table:table-cell>
              <table:table-cell office:value-type="float" office:value="146261">
                <text:p>146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358">
                <text:p>146358</text:p>
              </table:table-cell>
              <table:table-cell office:value-type="float" office:value="146256">
                <text:p>146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357">
                <text:p>146357</text:p>
              </table:table-cell>
              <table:table-cell office:value-type="float" office:value="146244">
                <text:p>146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321">
                <text:p>146321</text:p>
              </table:table-cell>
              <table:table-cell office:value-type="float" office:value="146241">
                <text:p>146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313">
                <text:p>146313</text:p>
              </table:table-cell>
              <table:table-cell office:value-type="float" office:value="146241">
                <text:p>146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313">
                <text:p>14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312">
                <text:p>146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247">
                <text:p>14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247">
                <text:p>14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247">
                <text:p>14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247">
                <text:p>14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247">
                <text:p>14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247">
                <text:p>14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246">
                <text:p>14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246">
                <text:p>14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246">
                <text:p>14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246">
                <text:p>14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241">
                <text:p>14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241">
                <text:p>14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241">
                <text:p>14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241">
                <text:p>14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241">
                <text:p>1462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02cm" svg:height="16.649cm" xlink:href=".." xlink:type="simple" chart:class="chart:line" chart:style-name="ch1">
        <chart:legend chart:legend-position="end" svg:x="24.532cm" svg:y="7.527cm" style:legend-expansion="high" chart:style-name="ch2"/>
        <chart:plot-area chart:style-name="ch3" table:cell-range-address="'Single Decompo'.A4:'Single Decompo'.D173 'Single Decompo'.B3:'Single Decompo'.D3" chart:data-source-has-labels="both" svg:x="0.554cm" svg:y="0.332cm" svg:width="23.424cm" svg:height="15.985cm">
          <chartooo:coordinate-region svg:x="2.287cm" svg:y="0.453cm" svg:width="21.691cm" svg:height="14.862cm"/>
          <chart:axis chart:dimension="x" chart:name="primary-x" chart:style-name="ch4" chartooo:axis-type="auto">
            <chartooo:date-scale/>
            <chart:categories table:cell-range-address="'Single Decompo'.A4:'Single Decompo'.A1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Decompo'.B4:'Single Decompo'.B173" chart:label-cell-address="'Single Decompo'.B3:'Single Decompo'.B3" chart:class="chart:line">
            <chart:data-point chart:repeated="170"/>
          </chart:series>
          <chart:series chart:style-name="ch8" chart:values-cell-range-address="'Single Decompo'.C4:'Single Decompo'.C173" chart:label-cell-address="'Single Decompo'.C3:'Single Decompo'.C3" chart:class="chart:line">
            <chart:data-point chart:repeated="170"/>
          </chart:series>
          <chart:series chart:style-name="ch9" chart:values-cell-range-address="'Single Decompo'.D4:'Single Decompo'.D173" chart:label-cell-address="'Single Decompo'.D3:'Single Decompo'.D3" chart:class="chart:line">
            <chart:data-point chart:repeated="1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</text:p>
                <draw:g>
                  <svg:desc>'Single Decompo'.B3:'Single Decompo'.B3</svg:desc>
                </draw:g>
              </table:table-cell>
              <table:table-cell office:value-type="string">
                <text:p>Time</text:p>
                <draw:g>
                  <svg:desc>'Single Decompo'.C3:'Single Decompo'.C3</svg:desc>
                </draw:g>
              </table:table-cell>
              <table:table-cell office:value-type="string">
                <text:p>Overlapping</text:p>
                <draw:g>
                  <svg:desc>'Single Decompo'.D3:'Single Decompo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ngle Decompo'.A4:'Single Decompo'.A173</svg:desc>
                </draw:g>
              </table:table-cell>
              <table:table-cell office:value-type="float" office:value="1226330">
                <text:p>1226330</text:p>
                <draw:g>
                  <svg:desc>'Single Decompo'.B4:'Single Decompo'.B173</svg:desc>
                </draw:g>
              </table:table-cell>
              <table:table-cell office:value-type="float" office:value="1226330">
                <text:p>1226330</text:p>
                <draw:g>
                  <svg:desc>'Single Decompo'.C4:'Single Decompo'.C173</svg:desc>
                </draw:g>
              </table:table-cell>
              <table:table-cell office:value-type="float" office:value="1226330">
                <text:p>1226330</text:p>
                <draw:g>
                  <svg:desc>'Single Decompo'.D4:'Single Decompo'.D17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0672">
                <text:p>920672</text:p>
              </table:table-cell>
              <table:table-cell office:value-type="float" office:value="1166360">
                <text:p>1166360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86993">
                <text:p>786993</text:p>
              </table:table-cell>
              <table:table-cell office:value-type="float" office:value="1067340">
                <text:p>1067340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2545">
                <text:p>702545</text:p>
              </table:table-cell>
              <table:table-cell office:value-type="float" office:value="1006490">
                <text:p>1006490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5336">
                <text:p>665336</text:p>
              </table:table-cell>
              <table:table-cell office:value-type="float" office:value="967374">
                <text:p>967374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1803">
                <text:p>581803</text:p>
              </table:table-cell>
              <table:table-cell office:value-type="float" office:value="806171">
                <text:p>806171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6779">
                <text:p>566779</text:p>
              </table:table-cell>
              <table:table-cell office:value-type="float" office:value="676569">
                <text:p>676569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9496">
                <text:p>549496</text:p>
              </table:table-cell>
              <table:table-cell office:value-type="float" office:value="584565">
                <text:p>584565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31473">
                <text:p>531473</text:p>
              </table:table-cell>
              <table:table-cell office:value-type="float" office:value="561149">
                <text:p>561149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6445">
                <text:p>526445</text:p>
              </table:table-cell>
              <table:table-cell office:value-type="float" office:value="548652">
                <text:p>548652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2809">
                <text:p>522809</text:p>
              </table:table-cell>
              <table:table-cell office:value-type="float" office:value="543582">
                <text:p>543582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9546">
                <text:p>519546</text:p>
              </table:table-cell>
              <table:table-cell office:value-type="float" office:value="535762">
                <text:p>535762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7819">
                <text:p>517819</text:p>
              </table:table-cell>
              <table:table-cell office:value-type="float" office:value="530960">
                <text:p>530960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15213">
                <text:p>515213</text:p>
              </table:table-cell>
              <table:table-cell office:value-type="float" office:value="526849">
                <text:p>526849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3182">
                <text:p>513182</text:p>
              </table:table-cell>
              <table:table-cell office:value-type="float" office:value="525036">
                <text:p>525036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9945">
                <text:p>509945</text:p>
              </table:table-cell>
              <table:table-cell office:value-type="float" office:value="523049">
                <text:p>523049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07008">
                <text:p>507008</text:p>
              </table:table-cell>
              <table:table-cell office:value-type="float" office:value="521681">
                <text:p>521681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06404">
                <text:p>506404</text:p>
              </table:table-cell>
              <table:table-cell office:value-type="float" office:value="520158">
                <text:p>520158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6017">
                <text:p>506017</text:p>
              </table:table-cell>
              <table:table-cell office:value-type="float" office:value="518789">
                <text:p>518789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4447">
                <text:p>504447</text:p>
              </table:table-cell>
              <table:table-cell office:value-type="float" office:value="517554">
                <text:p>517554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02849">
                <text:p>502849</text:p>
              </table:table-cell>
              <table:table-cell office:value-type="float" office:value="516841">
                <text:p>516841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02362">
                <text:p>502362</text:p>
              </table:table-cell>
              <table:table-cell office:value-type="float" office:value="516226">
                <text:p>516226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01256">
                <text:p>501256</text:p>
              </table:table-cell>
              <table:table-cell office:value-type="float" office:value="515687">
                <text:p>515687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0871">
                <text:p>500871</text:p>
              </table:table-cell>
              <table:table-cell office:value-type="float" office:value="514825">
                <text:p>514825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9932">
                <text:p>499932</text:p>
              </table:table-cell>
              <table:table-cell office:value-type="float" office:value="514311">
                <text:p>514311</text:p>
              </table:table-cell>
              <table:table-cell office:value-type="float" office:value="1226330">
                <text:p>122633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9731">
                <text:p>499731</text:p>
              </table:table-cell>
              <table:table-cell office:value-type="float" office:value="513796">
                <text:p>513796</text:p>
              </table:table-cell>
              <table:table-cell office:value-type="float" office:value="812466">
                <text:p>8124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9697">
                <text:p>499697</text:p>
              </table:table-cell>
              <table:table-cell office:value-type="float" office:value="513390">
                <text:p>513390</text:p>
              </table:table-cell>
              <table:table-cell office:value-type="float" office:value="721381">
                <text:p>72138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98555">
                <text:p>498555</text:p>
              </table:table-cell>
              <table:table-cell office:value-type="float" office:value="512872">
                <text:p>512872</text:p>
              </table:table-cell>
              <table:table-cell office:value-type="float" office:value="666035">
                <text:p>6660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98130">
                <text:p>498130</text:p>
              </table:table-cell>
              <table:table-cell office:value-type="float" office:value="512367">
                <text:p>512367</text:p>
              </table:table-cell>
              <table:table-cell office:value-type="float" office:value="626895">
                <text:p>626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8057">
                <text:p>498057</text:p>
              </table:table-cell>
              <table:table-cell office:value-type="float" office:value="511803">
                <text:p>511803</text:p>
              </table:table-cell>
              <table:table-cell office:value-type="float" office:value="607456">
                <text:p>6074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97744">
                <text:p>497744</text:p>
              </table:table-cell>
              <table:table-cell office:value-type="float" office:value="511571">
                <text:p>511571</text:p>
              </table:table-cell>
              <table:table-cell office:value-type="float" office:value="594428">
                <text:p>5944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6764">
                <text:p>496764</text:p>
              </table:table-cell>
              <table:table-cell office:value-type="float" office:value="511176">
                <text:p>511176</text:p>
              </table:table-cell>
              <table:table-cell office:value-type="float" office:value="582610">
                <text:p>5826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96280">
                <text:p>496280</text:p>
              </table:table-cell>
              <table:table-cell office:value-type="float" office:value="510679">
                <text:p>510679</text:p>
              </table:table-cell>
              <table:table-cell office:value-type="float" office:value="574575">
                <text:p>5745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95906">
                <text:p>495906</text:p>
              </table:table-cell>
              <table:table-cell office:value-type="float" office:value="510199">
                <text:p>510199</text:p>
              </table:table-cell>
              <table:table-cell office:value-type="float" office:value="566869">
                <text:p>5668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5249">
                <text:p>495249</text:p>
              </table:table-cell>
              <table:table-cell office:value-type="float" office:value="509914">
                <text:p>509914</text:p>
              </table:table-cell>
              <table:table-cell office:value-type="float" office:value="562108">
                <text:p>5621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95042">
                <text:p>495042</text:p>
              </table:table-cell>
              <table:table-cell office:value-type="float" office:value="509559">
                <text:p>509559</text:p>
              </table:table-cell>
              <table:table-cell office:value-type="float" office:value="558174">
                <text:p>55817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94686">
                <text:p>494686</text:p>
              </table:table-cell>
              <table:table-cell office:value-type="float" office:value="509218">
                <text:p>509218</text:p>
              </table:table-cell>
              <table:table-cell office:value-type="float" office:value="554863">
                <text:p>5548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94183">
                <text:p>494183</text:p>
              </table:table-cell>
              <table:table-cell office:value-type="float" office:value="509054">
                <text:p>509054</text:p>
              </table:table-cell>
              <table:table-cell office:value-type="float" office:value="551838">
                <text:p>5518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94090">
                <text:p>494090</text:p>
              </table:table-cell>
              <table:table-cell office:value-type="float" office:value="508720">
                <text:p>508720</text:p>
              </table:table-cell>
              <table:table-cell office:value-type="float" office:value="548798">
                <text:p>5487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4079">
                <text:p>494079</text:p>
              </table:table-cell>
              <table:table-cell office:value-type="float" office:value="508578">
                <text:p>508578</text:p>
              </table:table-cell>
              <table:table-cell office:value-type="float" office:value="546323">
                <text:p>5463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93921">
                <text:p>493921</text:p>
              </table:table-cell>
              <table:table-cell office:value-type="float" office:value="508297">
                <text:p>508297</text:p>
              </table:table-cell>
              <table:table-cell office:value-type="float" office:value="544552">
                <text:p>5445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93734">
                <text:p>493734</text:p>
              </table:table-cell>
              <table:table-cell office:value-type="float" office:value="508231">
                <text:p>508231</text:p>
              </table:table-cell>
              <table:table-cell office:value-type="float" office:value="542654">
                <text:p>5426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93657">
                <text:p>493657</text:p>
              </table:table-cell>
              <table:table-cell office:value-type="float" office:value="508124">
                <text:p>508124</text:p>
              </table:table-cell>
              <table:table-cell office:value-type="float" office:value="541185">
                <text:p>5411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93642">
                <text:p>493642</text:p>
              </table:table-cell>
              <table:table-cell office:value-type="float" office:value="508030">
                <text:p>508030</text:p>
              </table:table-cell>
              <table:table-cell office:value-type="float" office:value="539728">
                <text:p>5397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93534">
                <text:p>493534</text:p>
              </table:table-cell>
              <table:table-cell office:value-type="float" office:value="507809">
                <text:p>507809</text:p>
              </table:table-cell>
              <table:table-cell office:value-type="float" office:value="537931">
                <text:p>5379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93445">
                <text:p>493445</text:p>
              </table:table-cell>
              <table:table-cell office:value-type="float" office:value="507661">
                <text:p>507661</text:p>
              </table:table-cell>
              <table:table-cell office:value-type="float" office:value="536291">
                <text:p>53629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93398">
                <text:p>493398</text:p>
              </table:table-cell>
              <table:table-cell office:value-type="float" office:value="507561">
                <text:p>507561</text:p>
              </table:table-cell>
              <table:table-cell office:value-type="float" office:value="534794">
                <text:p>5347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3389">
                <text:p>493389</text:p>
              </table:table-cell>
              <table:table-cell office:value-type="float" office:value="507549">
                <text:p>507549</text:p>
              </table:table-cell>
              <table:table-cell office:value-type="float" office:value="533530">
                <text:p>53353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3195">
                <text:p>493195</text:p>
              </table:table-cell>
              <table:table-cell office:value-type="float" office:value="507451">
                <text:p>507451</text:p>
              </table:table-cell>
              <table:table-cell office:value-type="float" office:value="532296">
                <text:p>5322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3171">
                <text:p>493171</text:p>
              </table:table-cell>
              <table:table-cell office:value-type="float" office:value="507375">
                <text:p>507375</text:p>
              </table:table-cell>
              <table:table-cell office:value-type="float" office:value="531243">
                <text:p>5312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93129">
                <text:p>493129</text:p>
              </table:table-cell>
              <table:table-cell office:value-type="float" office:value="507341">
                <text:p>507341</text:p>
              </table:table-cell>
              <table:table-cell office:value-type="float" office:value="530210">
                <text:p>53021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93018">
                <text:p>493018</text:p>
              </table:table-cell>
              <table:table-cell office:value-type="float" office:value="507313">
                <text:p>507313</text:p>
              </table:table-cell>
              <table:table-cell office:value-type="float" office:value="529251">
                <text:p>52925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93018">
                <text:p>493018</text:p>
              </table:table-cell>
              <table:table-cell office:value-type="float" office:value="507282">
                <text:p>507282</text:p>
              </table:table-cell>
              <table:table-cell office:value-type="float" office:value="528497">
                <text:p>5284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92923">
                <text:p>492923</text:p>
              </table:table-cell>
              <table:table-cell office:value-type="float" office:value="507251">
                <text:p>507251</text:p>
              </table:table-cell>
              <table:table-cell office:value-type="float" office:value="527627">
                <text:p>5276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92873">
                <text:p>492873</text:p>
              </table:table-cell>
              <table:table-cell office:value-type="float" office:value="507232">
                <text:p>507232</text:p>
              </table:table-cell>
              <table:table-cell office:value-type="float" office:value="526788">
                <text:p>5267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92873">
                <text:p>492873</text:p>
              </table:table-cell>
              <table:table-cell office:value-type="float" office:value="507223">
                <text:p>507223</text:p>
              </table:table-cell>
              <table:table-cell office:value-type="float" office:value="525910">
                <text:p>52591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92869">
                <text:p>492869</text:p>
              </table:table-cell>
              <table:table-cell office:value-type="float" office:value="507208">
                <text:p>507208</text:p>
              </table:table-cell>
              <table:table-cell office:value-type="float" office:value="525088">
                <text:p>5250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92869">
                <text:p>492869</text:p>
              </table:table-cell>
              <table:table-cell office:value-type="float" office:value="507208">
                <text:p>507208</text:p>
              </table:table-cell>
              <table:table-cell office:value-type="float" office:value="524263">
                <text:p>5242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92868">
                <text:p>492868</text:p>
              </table:table-cell>
              <table:table-cell office:value-type="float" office:value="507200">
                <text:p>507200</text:p>
              </table:table-cell>
              <table:table-cell office:value-type="float" office:value="523449">
                <text:p>5234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92865">
                <text:p>492865</text:p>
              </table:table-cell>
              <table:table-cell office:value-type="float" office:value="507191">
                <text:p>507191</text:p>
              </table:table-cell>
              <table:table-cell office:value-type="float" office:value="522750">
                <text:p>52275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92865">
                <text:p>492865</text:p>
              </table:table-cell>
              <table:table-cell office:value-type="float" office:value="507181">
                <text:p>507181</text:p>
              </table:table-cell>
              <table:table-cell office:value-type="float" office:value="521813">
                <text:p>52181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92864">
                <text:p>492864</text:p>
              </table:table-cell>
              <table:table-cell office:value-type="float" office:value="507162">
                <text:p>507162</text:p>
              </table:table-cell>
              <table:table-cell office:value-type="float" office:value="520852">
                <text:p>5208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92862">
                <text:p>492862</text:p>
              </table:table-cell>
              <table:table-cell office:value-type="float" office:value="507160">
                <text:p>507160</text:p>
              </table:table-cell>
              <table:table-cell office:value-type="float" office:value="520173">
                <text:p>5201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2862">
                <text:p>492862</text:p>
              </table:table-cell>
              <table:table-cell office:value-type="float" office:value="507093">
                <text:p>507093</text:p>
              </table:table-cell>
              <table:table-cell office:value-type="float" office:value="519523">
                <text:p>5195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  <table:table-cell office:value-type="float" office:value="518963">
                <text:p>5189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  <table:table-cell office:value-type="float" office:value="518330">
                <text:p>51833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675">
                <text:p>5176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951">
                <text:p>5169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143">
                <text:p>5161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783">
                <text:p>5157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032">
                <text:p>5150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309">
                <text:p>51430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806">
                <text:p>5138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399">
                <text:p>5133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821">
                <text:p>5128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460">
                <text:p>51246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003">
                <text:p>5120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533">
                <text:p>5115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208">
                <text:p>5112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863">
                <text:p>5108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590">
                <text:p>51059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271">
                <text:p>5102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990">
                <text:p>50999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726">
                <text:p>50972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485">
                <text:p>5094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258">
                <text:p>50925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97">
                <text:p>5090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17">
                <text:p>50901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835">
                <text:p>5088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710">
                <text:p>50871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586">
                <text:p>5085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373">
                <text:p>50837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237">
                <text:p>50823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161">
                <text:p>5081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047">
                <text:p>5080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985">
                <text:p>5079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887">
                <text:p>50788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839">
                <text:p>50783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739">
                <text:p>5077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668">
                <text:p>50766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567">
                <text:p>50756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484">
                <text:p>50748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453">
                <text:p>50745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426">
                <text:p>5074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365">
                <text:p>50736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353">
                <text:p>50735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327">
                <text:p>50732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314">
                <text:p>50731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306">
                <text:p>5073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82">
                <text:p>5072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70">
                <text:p>50727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69">
                <text:p>507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59">
                <text:p>50725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40">
                <text:p>50724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33">
                <text:p>5072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04">
                <text:p>50720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00">
                <text:p>5072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98">
                <text:p>5071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95">
                <text:p>5071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74">
                <text:p>5071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72">
                <text:p>50717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70">
                <text:p>50717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63">
                <text:p>50716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28">
                <text:p>50712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13">
                <text:p>50711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01">
                <text:p>50710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01">
                <text:p>5071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7">
                <text:p>50709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7">
                <text:p>5070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7">
                <text:p>50709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6">
                <text:p>50709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6">
                <text:p>5070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5">
                <text:p>5070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5">
                <text:p>5070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5">
                <text:p>50709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4">
                <text:p>50709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3">
                <text:p>50709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092">
                <text:p>507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3.954cm" style:legend-expansion="high" chart:style-name="ch2"/>
        <chart:plot-area chart:style-name="ch3" table:cell-range-address="Interval.A3:Interval.C184" chart:data-source-has-labels="both" svg:x="0.319cm" svg:y="0.18cm" svg:width="12.534cm" svg:height="8.645cm">
          <chartooo:coordinate-region svg:x="1.681cm" svg:y="0.301cm" svg:width="11.031cm" svg:height="7.522cm"/>
          <chart:axis chart:dimension="x" chart:name="primary-x" chart:style-name="ch4" chartooo:axis-type="auto">
            <chartooo:date-scale/>
            <chart:categories table:cell-range-address="Interval.A4:Interval.A1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erval.B4:Interval.B184" chart:label-cell-address="Interval.B3:Interval.B3" chart:class="chart:line">
            <chart:data-point chart:repeated="181"/>
          </chart:series>
          <chart:series chart:style-name="ch7" chart:values-cell-range-address="Interval.C4:Interval.C184" chart:label-cell-address="Interval.C3:Interval.C3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equality</text:p>
                <draw:g>
                  <svg:desc>Interval.B3:Interval.B3</svg:desc>
                </draw:g>
              </table:table-cell>
              <table:table-cell office:value-type="string">
                <text:p>Equality</text:p>
                <draw:g>
                  <svg:desc>Interval.C3:Interval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terval.A4:Interval.A184</svg:desc>
                </draw:g>
              </table:table-cell>
              <table:table-cell office:value-type="float" office:value="318819">
                <text:p>318819</text:p>
                <draw:g>
                  <svg:desc>Interval.B4:Interval.B184</svg:desc>
                </draw:g>
              </table:table-cell>
              <table:table-cell office:value-type="float" office:value="318819">
                <text:p>318819</text:p>
                <draw:g>
                  <svg:desc>Interval.C4:Interval.C18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9113">
                <text:p>309113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9113">
                <text:p>309113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9113">
                <text:p>309113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9113">
                <text:p>309113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9113">
                <text:p>309113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9113">
                <text:p>309113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7067">
                <text:p>307067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4954">
                <text:p>304954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4954">
                <text:p>304954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4954">
                <text:p>304954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1534">
                <text:p>301534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1221">
                <text:p>301221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062">
                <text:p>301062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1062">
                <text:p>301062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1062">
                <text:p>301062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1062">
                <text:p>301062</text:p>
              </table:table-cell>
              <table:table-cell office:value-type="float" office:value="309113">
                <text:p>3091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9811">
                <text:p>299811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9683">
                <text:p>299683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9683">
                <text:p>299683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98687">
                <text:p>298687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8687">
                <text:p>298687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8256">
                <text:p>298256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97039">
                <text:p>297039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6996">
                <text:p>296996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6366">
                <text:p>296366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3913">
                <text:p>293913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3381">
                <text:p>293381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3036">
                <text:p>293036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5831">
                <text:p>285831</text:p>
              </table:table-cell>
              <table:table-cell office:value-type="float" office:value="306765">
                <text:p>3067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1171">
                <text:p>251171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8386">
                <text:p>238386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1637">
                <text:p>221637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7875">
                <text:p>207875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8900">
                <text:p>198900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1677">
                <text:p>191677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7800">
                <text:p>187800</text:p>
              </table:table-cell>
              <table:table-cell office:value-type="float" office:value="305565">
                <text:p>30556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4968">
                <text:p>184968</text:p>
              </table:table-cell>
              <table:table-cell office:value-type="float" office:value="303042">
                <text:p>30304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82620">
                <text:p>182620</text:p>
              </table:table-cell>
              <table:table-cell office:value-type="float" office:value="302682">
                <text:p>3026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9059">
                <text:p>179059</text:p>
              </table:table-cell>
              <table:table-cell office:value-type="float" office:value="302682">
                <text:p>3026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5972">
                <text:p>175972</text:p>
              </table:table-cell>
              <table:table-cell office:value-type="float" office:value="302318">
                <text:p>3023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4085">
                <text:p>174085</text:p>
              </table:table-cell>
              <table:table-cell office:value-type="float" office:value="302318">
                <text:p>30231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2399">
                <text:p>172399</text:p>
              </table:table-cell>
              <table:table-cell office:value-type="float" office:value="282811">
                <text:p>2828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0477">
                <text:p>170477</text:p>
              </table:table-cell>
              <table:table-cell office:value-type="float" office:value="275009">
                <text:p>2750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8885">
                <text:p>168885</text:p>
              </table:table-cell>
              <table:table-cell office:value-type="float" office:value="264421">
                <text:p>2644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67031">
                <text:p>167031</text:p>
              </table:table-cell>
              <table:table-cell office:value-type="float" office:value="257136">
                <text:p>2571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6003">
                <text:p>166003</text:p>
              </table:table-cell>
              <table:table-cell office:value-type="float" office:value="222813">
                <text:p>2228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4801">
                <text:p>164801</text:p>
              </table:table-cell>
              <table:table-cell office:value-type="float" office:value="208650">
                <text:p>20865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3242">
                <text:p>163242</text:p>
              </table:table-cell>
              <table:table-cell office:value-type="float" office:value="202263">
                <text:p>2022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2391">
                <text:p>162391</text:p>
              </table:table-cell>
              <table:table-cell office:value-type="float" office:value="195679">
                <text:p>19567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1910">
                <text:p>161910</text:p>
              </table:table-cell>
              <table:table-cell office:value-type="float" office:value="189584">
                <text:p>1895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1178">
                <text:p>161178</text:p>
              </table:table-cell>
              <table:table-cell office:value-type="float" office:value="184698">
                <text:p>1846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0411">
                <text:p>160411</text:p>
              </table:table-cell>
              <table:table-cell office:value-type="float" office:value="180509">
                <text:p>1805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9626">
                <text:p>159626</text:p>
              </table:table-cell>
              <table:table-cell office:value-type="float" office:value="177975">
                <text:p>1779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9201">
                <text:p>159201</text:p>
              </table:table-cell>
              <table:table-cell office:value-type="float" office:value="175659">
                <text:p>17565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8579">
                <text:p>158579</text:p>
              </table:table-cell>
              <table:table-cell office:value-type="float" office:value="173567">
                <text:p>1735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7930">
                <text:p>157930</text:p>
              </table:table-cell>
              <table:table-cell office:value-type="float" office:value="172396">
                <text:p>17239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7455">
                <text:p>157455</text:p>
              </table:table-cell>
              <table:table-cell office:value-type="float" office:value="171124">
                <text:p>17112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7129">
                <text:p>157129</text:p>
              </table:table-cell>
              <table:table-cell office:value-type="float" office:value="170196">
                <text:p>1701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6366">
                <text:p>156366</text:p>
              </table:table-cell>
              <table:table-cell office:value-type="float" office:value="168478">
                <text:p>16847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5853">
                <text:p>155853</text:p>
              </table:table-cell>
              <table:table-cell office:value-type="float" office:value="166699">
                <text:p>1666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5418">
                <text:p>155418</text:p>
              </table:table-cell>
              <table:table-cell office:value-type="float" office:value="166035">
                <text:p>1660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4820">
                <text:p>154820</text:p>
              </table:table-cell>
              <table:table-cell office:value-type="float" office:value="165409">
                <text:p>1654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4564">
                <text:p>154564</text:p>
              </table:table-cell>
              <table:table-cell office:value-type="float" office:value="164555">
                <text:p>1645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4266">
                <text:p>154266</text:p>
              </table:table-cell>
              <table:table-cell office:value-type="float" office:value="163802">
                <text:p>1638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54012">
                <text:p>154012</text:p>
              </table:table-cell>
              <table:table-cell office:value-type="float" office:value="162871">
                <text:p>16287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3692">
                <text:p>153692</text:p>
              </table:table-cell>
              <table:table-cell office:value-type="float" office:value="162317">
                <text:p>162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53193">
                <text:p>153193</text:p>
              </table:table-cell>
              <table:table-cell office:value-type="float" office:value="161952">
                <text:p>1619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2922">
                <text:p>152922</text:p>
              </table:table-cell>
              <table:table-cell office:value-type="float" office:value="161142">
                <text:p>1611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2378">
                <text:p>152378</text:p>
              </table:table-cell>
              <table:table-cell office:value-type="float" office:value="160511">
                <text:p>16051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52118">
                <text:p>152118</text:p>
              </table:table-cell>
              <table:table-cell office:value-type="float" office:value="159636">
                <text:p>15963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51868">
                <text:p>151868</text:p>
              </table:table-cell>
              <table:table-cell office:value-type="float" office:value="159257">
                <text:p>15925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1343">
                <text:p>151343</text:p>
              </table:table-cell>
              <table:table-cell office:value-type="float" office:value="158701">
                <text:p>15870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51228">
                <text:p>151228</text:p>
              </table:table-cell>
              <table:table-cell office:value-type="float" office:value="158168">
                <text:p>15816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50898">
                <text:p>150898</text:p>
              </table:table-cell>
              <table:table-cell office:value-type="float" office:value="157469">
                <text:p>1574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50810">
                <text:p>150810</text:p>
              </table:table-cell>
              <table:table-cell office:value-type="float" office:value="157044">
                <text:p>1570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50206">
                <text:p>150206</text:p>
              </table:table-cell>
              <table:table-cell office:value-type="float" office:value="156372">
                <text:p>1563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50052">
                <text:p>150052</text:p>
              </table:table-cell>
              <table:table-cell office:value-type="float" office:value="155797">
                <text:p>1557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0024">
                <text:p>150024</text:p>
              </table:table-cell>
              <table:table-cell office:value-type="float" office:value="155330">
                <text:p>1553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9304">
                <text:p>149304</text:p>
              </table:table-cell>
              <table:table-cell office:value-type="float" office:value="154713">
                <text:p>15471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9304">
                <text:p>149304</text:p>
              </table:table-cell>
              <table:table-cell office:value-type="float" office:value="154394">
                <text:p>15439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49304">
                <text:p>149304</text:p>
              </table:table-cell>
              <table:table-cell office:value-type="float" office:value="154164">
                <text:p>1541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49304">
                <text:p>149304</text:p>
              </table:table-cell>
              <table:table-cell office:value-type="float" office:value="153847">
                <text:p>15384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49304">
                <text:p>149304</text:p>
              </table:table-cell>
              <table:table-cell office:value-type="float" office:value="153751">
                <text:p>1537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9304">
                <text:p>149304</text:p>
              </table:table-cell>
              <table:table-cell office:value-type="float" office:value="153539">
                <text:p>15353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49304">
                <text:p>149304</text:p>
              </table:table-cell>
              <table:table-cell office:value-type="float" office:value="153396">
                <text:p>1533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48689">
                <text:p>148689</text:p>
              </table:table-cell>
              <table:table-cell office:value-type="float" office:value="153227">
                <text:p>15322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48689">
                <text:p>148689</text:p>
              </table:table-cell>
              <table:table-cell office:value-type="float" office:value="152790">
                <text:p>15279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48689">
                <text:p>148689</text:p>
              </table:table-cell>
              <table:table-cell office:value-type="float" office:value="152651">
                <text:p>1526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8689">
                <text:p>148689</text:p>
              </table:table-cell>
              <table:table-cell office:value-type="float" office:value="152592">
                <text:p>15259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48689">
                <text:p>148689</text:p>
              </table:table-cell>
              <table:table-cell office:value-type="float" office:value="152493">
                <text:p>1524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8523">
                <text:p>148523</text:p>
              </table:table-cell>
              <table:table-cell office:value-type="float" office:value="151922">
                <text:p>15192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48523">
                <text:p>148523</text:p>
              </table:table-cell>
              <table:table-cell office:value-type="float" office:value="151905">
                <text:p>15190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48314">
                <text:p>148314</text:p>
              </table:table-cell>
              <table:table-cell office:value-type="float" office:value="151764">
                <text:p>1517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48314">
                <text:p>148314</text:p>
              </table:table-cell>
              <table:table-cell office:value-type="float" office:value="151624">
                <text:p>1516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48314">
                <text:p>148314</text:p>
              </table:table-cell>
              <table:table-cell office:value-type="float" office:value="151390">
                <text:p>15139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47944">
                <text:p>147944</text:p>
              </table:table-cell>
              <table:table-cell office:value-type="float" office:value="151220">
                <text:p>15122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47944">
                <text:p>147944</text:p>
              </table:table-cell>
              <table:table-cell office:value-type="float" office:value="151106">
                <text:p>1511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47944">
                <text:p>147944</text:p>
              </table:table-cell>
              <table:table-cell office:value-type="float" office:value="150940">
                <text:p>1509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7944">
                <text:p>147944</text:p>
              </table:table-cell>
              <table:table-cell office:value-type="float" office:value="150835">
                <text:p>15083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7944">
                <text:p>147944</text:p>
              </table:table-cell>
              <table:table-cell office:value-type="float" office:value="150682">
                <text:p>15068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7944">
                <text:p>147944</text:p>
              </table:table-cell>
              <table:table-cell office:value-type="float" office:value="150263">
                <text:p>15026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47944">
                <text:p>147944</text:p>
              </table:table-cell>
              <table:table-cell office:value-type="float" office:value="149623">
                <text:p>14962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47944">
                <text:p>147944</text:p>
              </table:table-cell>
              <table:table-cell office:value-type="float" office:value="149568">
                <text:p>1495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47944">
                <text:p>147944</text:p>
              </table:table-cell>
              <table:table-cell office:value-type="float" office:value="149444">
                <text:p>14944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47944">
                <text:p>147944</text:p>
              </table:table-cell>
              <table:table-cell office:value-type="float" office:value="149312">
                <text:p>1493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47944">
                <text:p>147944</text:p>
              </table:table-cell>
              <table:table-cell office:value-type="float" office:value="149265">
                <text:p>1492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7849">
                <text:p>147849</text:p>
              </table:table-cell>
              <table:table-cell office:value-type="float" office:value="149265">
                <text:p>14926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7849">
                <text:p>147849</text:p>
              </table:table-cell>
              <table:table-cell office:value-type="float" office:value="149261">
                <text:p>1492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7849">
                <text:p>147849</text:p>
              </table:table-cell>
              <table:table-cell office:value-type="float" office:value="149261">
                <text:p>14926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47849">
                <text:p>147849</text:p>
              </table:table-cell>
              <table:table-cell office:value-type="float" office:value="149166">
                <text:p>14916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7849">
                <text:p>147849</text:p>
              </table:table-cell>
              <table:table-cell office:value-type="float" office:value="149079">
                <text:p>14907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47849">
                <text:p>147849</text:p>
              </table:table-cell>
              <table:table-cell office:value-type="float" office:value="149079">
                <text:p>14907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47849">
                <text:p>147849</text:p>
              </table:table-cell>
              <table:table-cell office:value-type="float" office:value="148824">
                <text:p>14882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7849">
                <text:p>147849</text:p>
              </table:table-cell>
              <table:table-cell office:value-type="float" office:value="148824">
                <text:p>14882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47849">
                <text:p>147849</text:p>
              </table:table-cell>
              <table:table-cell office:value-type="float" office:value="148759">
                <text:p>14875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47849">
                <text:p>147849</text:p>
              </table:table-cell>
              <table:table-cell office:value-type="float" office:value="148759">
                <text:p>14875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47849">
                <text:p>147849</text:p>
              </table:table-cell>
              <table:table-cell office:value-type="float" office:value="148759">
                <text:p>14875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47849">
                <text:p>147849</text:p>
              </table:table-cell>
              <table:table-cell office:value-type="float" office:value="148541">
                <text:p>1485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7802">
                <text:p>147802</text:p>
              </table:table-cell>
              <table:table-cell office:value-type="float" office:value="148525">
                <text:p>1485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47802">
                <text:p>147802</text:p>
              </table:table-cell>
              <table:table-cell office:value-type="float" office:value="148312">
                <text:p>14831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47802">
                <text:p>147802</text:p>
              </table:table-cell>
              <table:table-cell office:value-type="float" office:value="148312">
                <text:p>1483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47802">
                <text:p>147802</text:p>
              </table:table-cell>
              <table:table-cell office:value-type="float" office:value="148312">
                <text:p>14831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7802">
                <text:p>147802</text:p>
              </table:table-cell>
              <table:table-cell office:value-type="float" office:value="148226">
                <text:p>14822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7802">
                <text:p>147802</text:p>
              </table:table-cell>
              <table:table-cell office:value-type="float" office:value="148210">
                <text:p>14821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7802">
                <text:p>147802</text:p>
              </table:table-cell>
              <table:table-cell office:value-type="float" office:value="148210">
                <text:p>14821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47802">
                <text:p>147802</text:p>
              </table:table-cell>
              <table:table-cell office:value-type="float" office:value="148210">
                <text:p>14821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7802">
                <text:p>147802</text:p>
              </table:table-cell>
              <table:table-cell office:value-type="float" office:value="147684">
                <text:p>14768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47748">
                <text:p>147748</text:p>
              </table:table-cell>
              <table:table-cell office:value-type="float" office:value="147548">
                <text:p>1475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7748">
                <text:p>147748</text:p>
              </table:table-cell>
              <table:table-cell office:value-type="float" office:value="147548">
                <text:p>1475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47748">
                <text:p>147748</text:p>
              </table:table-cell>
              <table:table-cell office:value-type="float" office:value="147548">
                <text:p>14754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47748">
                <text:p>147748</text:p>
              </table:table-cell>
              <table:table-cell office:value-type="float" office:value="147548">
                <text:p>14754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748">
                <text:p>14774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698">
                <text:p>14769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7698">
                <text:p>14769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47698">
                <text:p>14769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7698">
                <text:p>147698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47346">
                <text:p>147346</text:p>
              </table:table-cell>
              <table:table-cell office:value-type="float" office:value="147490">
                <text:p>14749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47346">
                <text:p>147346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47346">
                <text:p>147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